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106.47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15.52mm"/>
    </style:style>
    <style:style style:name="ro1" style:family="table-row">
      <style:table-row-properties style:row-height="18.5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9.44mm" fo:break-before="auto" style:use-optimal-row-height="true"/>
    </style:style>
    <style:style style:name="ro7" style:family="table-row">
      <style:table-row-properties style:row-height="45.2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06pt solid #00000a" style:text-align-source="fix" style:repeat-content="false" fo:background-color="transparent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background-color="transparent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00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Ubuntu"/>
    </style:style>
    <style:style style:name="ce7" style:family="table-cell" style:parent-style-name="Default">
      <style:table-cell-properties fo:border-bottom="0.06pt solid #00000a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Barron 800 Essential Words for GRE Terms </text:p>
          </table:table-cell>
          <table:table-cell table:style-name="ce7" office:value-type="string" calcext:value-type="string">
            <text:p>Definitions </text:p>
          </table:table-cell>
          <table:table-cell table:style-name="ce7" office:value-type="string" calcext:value-type="string">
            <text:p>New</text:p>
          </table:table-cell>
          <table:table-cell table:number-columns-repeated="1020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bate </text:p>
          </table:table-cell>
          <table:table-cell table:style-name="ce8" office:value-type="string" calcext:value-type="string">
            <text:p>to decrease; redu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dicate </text:p>
          </table:table-cell>
          <table:table-cell table:style-name="ce8" office:value-type="string" calcext:value-type="string">
            <text:p>to give up a position, right, or pow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berrant </text:p>
          </table:table-cell>
          <table:table-cell table:style-name="ce8" office:value-type="string" calcext:value-type="string">
            <text:p>deviating from what is norm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eyance </text:p>
          </table:table-cell>
          <table:table-cell table:style-name="ce8" office:value-type="string" calcext:value-type="string">
            <text:p>temporary suppression or suspens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ject </text:p>
          </table:table-cell>
          <table:table-cell table:style-name="ce8" office:value-type="string" calcext:value-type="string">
            <text:p>miserable; pitifu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jure </text:p>
          </table:table-cell>
          <table:table-cell table:style-name="ce8" office:value-type="string" calcext:value-type="string">
            <text:p>Everyone likes an avuncular guy, that is someone who is kind and pati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scission </text:p>
          </table:table-cell>
          <table:table-cell table:style-name="ce8" office:value-type="string" calcext:value-type="string">
            <text:p>the act of cutting; the natural separation of a leaf or other part of a pla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bscond </text:p>
          </table:table-cell>
          <table:table-cell table:style-name="ce8" office:value-type="string" calcext:value-type="string">
            <text:p>to depart secret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stemious </text:p>
          </table:table-cell>
          <table:table-cell table:style-name="ce8" office:value-type="string" calcext:value-type="string">
            <text:p>moderate in appeti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stinence </text:p>
          </table:table-cell>
          <table:table-cell table:style-name="ce8" office:value-type="string" calcext:value-type="string">
            <text:p>the giving up of certain pleasur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bysmal </text:p>
          </table:table-cell>
          <table:table-cell table:style-name="ce8" office:value-type="string" calcext:value-type="string">
            <text:p>very ba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ccretion </text:p>
          </table:table-cell>
          <table:table-cell table:style-name="ce8" office:value-type="string" calcext:value-type="string">
            <text:p>growth in size or increase in amou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ccrue </text:p>
          </table:table-cell>
          <table:table-cell table:style-name="ce8" office:value-type="string" calcext:value-type="string">
            <text:p>to accumulate; grow by addition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adamant </text:p>
          </table:table-cell>
          <table:table-cell table:style-name="ce8" office:value-type="string" calcext:value-type="string">
            <text:p>uncompromising; unyield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junct </text:p>
          </table:table-cell>
          <table:table-cell table:style-name="ce8" office:value-type="string" calcext:value-type="string">
            <text:p>something added, attached, or join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dmonish </text:p>
          </table:table-cell>
          <table:table-cell table:style-name="ce8" office:value-type="string" calcext:value-type="string">
            <text:p>to caution or repriman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dulterate </text:p>
          </table:table-cell>
          <table:table-cell table:style-name="ce8" office:value-type="string" calcext:value-type="string">
            <text:p>to corrupt or make impur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esthetic </text:p>
          </table:table-cell>
          <table:table-cell table:style-name="ce8" office:value-type="string" calcext:value-type="string">
            <text:p>relating to beauty or the art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ffected </text:p>
          </table:table-cell>
          <table:table-cell table:style-name="ce8" office:value-type="string" calcext:value-type="string">
            <text:p>pretentious; phon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ffinity </text:p>
          </table:table-cell>
          <table:table-cell table:style-name="ce8" office:value-type="string" calcext:value-type="string">
            <text:p>fondness; liking; similar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aggrandize </text:p>
          </table:table-cell>
          <table:table-cell table:style-name="ce8" office:value-type="string" calcext:value-type="string">
            <text:p>to make larger or greate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aggregate </text:p>
          </table:table-cell>
          <table:table-cell table:style-name="ce8" office:value-type="string" calcext:value-type="string">
            <text:p>amounting to a whole; tot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alacrity </text:p>
          </table:table-cell>
          <table:table-cell table:style-name="ce8" office:value-type="string" calcext:value-type="string">
            <text:p>cheerful willingness; eagerness; spe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4" table:visibility="filter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alchemy </text:p>
          </table:table-cell>
          <table:table-cell table:style-name="ce8" office:value-type="string" calcext:value-type="string">
            <text:p>medieval chemical philosophy based on changing metal into gold; a seemingly magical power or process of transmut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allay </text:p>
          </table:table-cell>
          <table:table-cell table:style-name="ce8" office:value-type="string" calcext:value-type="string">
            <text:p>to lessen; ease; sooth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alleviate </text:p>
          </table:table-cell>
          <table:table-cell table:style-name="ce8" office:value-type="string" calcext:value-type="string">
            <text:p>to relieve; improve partial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alloy </text:p>
          </table:table-cell>
          <table:table-cell table:style-name="ce8" office:value-type="string" calcext:value-type="string">
            <text:p>a combination; a mixture of two or more metal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allure </text:p>
          </table:table-cell>
          <table:table-cell table:style-name="ce8" office:value-type="string" calcext:value-type="string">
            <text:p>the power to entice by char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amalgamate </text:p>
          </table:table-cell>
          <table:table-cell table:style-name="ce8" office:value-type="string" calcext:value-type="string">
            <text:p>to combine into a unified who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ambiguous </text:p>
          </table:table-cell>
          <table:table-cell table:style-name="ce8" office:value-type="string" calcext:value-type="string">
            <text:p>unclear or doubtful in mean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mbivalence </text:p>
          </table:table-cell>
          <table:table-cell table:style-name="ce8" office:value-type="string" calcext:value-type="string">
            <text:p>the state of having conflicting emotional attitude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mbrosia </text:p>
          </table:table-cell>
          <table:table-cell table:style-name="ce8" office:value-type="string" calcext:value-type="string">
            <text:p>something delicious; the food of the god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meliorate </text:p>
          </table:table-cell>
          <table:table-cell table:style-name="ce8" office:value-type="string" calcext:value-type="string">
            <text:p>to impro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menable </text:p>
          </table:table-cell>
          <table:table-cell table:style-name="ce8" office:value-type="string" calcext:value-type="string">
            <text:p>agreeable; cooperative; suit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amenity </text:p>
          </table:table-cell>
          <table:table-cell table:style-name="ce8" office:value-type="string" calcext:value-type="string">
            <text:p>something that increases comfor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mulet </text:p>
          </table:table-cell>
          <table:table-cell table:style-name="ce8" office:value-type="string" calcext:value-type="string">
            <text:p>ornament worn as a charm against evil spiri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anachronism </text:p>
          </table:table-cell>
          <table:table-cell table:style-name="ce8" office:value-type="string" calcext:value-type="string">
            <text:p>something out of the proper tim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nalgesic </text:p>
          </table:table-cell>
          <table:table-cell table:style-name="ce8" office:value-type="string" calcext:value-type="string">
            <text:p>medication that reduces or eliminates pai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alogous </text:p>
          </table:table-cell>
          <table:table-cell table:style-name="ce8" office:value-type="string" calcext:value-type="string">
            <text:p>compara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anarchy </text:p>
          </table:table-cell>
          <table:table-cell table:style-name="ce8" office:value-type="string" calcext:value-type="string">
            <text:p>absence of government; state of disord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anodyne </text:p>
          </table:table-cell>
          <table:table-cell table:style-name="ce8" office:value-type="string" calcext:value-type="string">
            <text:p>something that calms or soothes pai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anomalous </text:p>
          </table:table-cell>
          <table:table-cell table:style-name="ce8" office:value-type="string" calcext:value-type="string">
            <text:p>irregular; deviating from the norm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antecedent </text:p>
          </table:table-cell>
          <table:table-cell table:style-name="ce8" office:value-type="string" calcext:value-type="string">
            <text:p>something that comes befor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antediluvian </text:p>
          </table:table-cell>
          <table:table-cell table:style-name="ce8" office:value-type="string" calcext:value-type="string">
            <text:p>prehistoric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tipathy </text:p>
          </table:table-cell>
          <table:table-cell table:style-name="ce8" office:value-type="string" calcext:value-type="string">
            <text:p>dislike; hostil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apathy </text:p>
          </table:table-cell>
          <table:table-cell table:style-name="ce8" office:value-type="string" calcext:value-type="string">
            <text:p>indiffere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apex </text:p>
          </table:table-cell>
          <table:table-cell table:style-name="ce8" office:value-type="string" calcext:value-type="string">
            <text:p>the highest poi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apogee </text:p>
          </table:table-cell>
          <table:table-cell table:style-name="ce8" office:value-type="string" calcext:value-type="string">
            <text:p>the point in an orbit most distant from the body being orbited; the highest poi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apothegm </text:p>
          </table:table-cell>
          <table:table-cell table:style-name="ce8" office:value-type="string" calcext:value-type="string">
            <text:p>a terse, witty say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appease </text:p>
          </table:table-cell>
          <table:table-cell table:style-name="ce8" office:value-type="string" calcext:value-type="string">
            <text:p>to calm, pacify, plac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appellation </text:p>
          </table:table-cell>
          <table:table-cell table:style-name="ce8" office:value-type="string" calcext:value-type="string">
            <text:p>nam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apposite </text:p>
          </table:table-cell>
          <table:table-cell table:style-name="ce8" office:value-type="string" calcext:value-type="string">
            <text:p>strikingly appropriate and releva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pprise </text:p>
          </table:table-cell>
          <table:table-cell table:style-name="ce8" office:value-type="string" calcext:value-type="string">
            <text:p>to infor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approbation </text:p>
          </table:table-cell>
          <table:table-cell table:style-name="ce8" office:value-type="string" calcext:value-type="string">
            <text:p>praise, approv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appropriate </text:p>
          </table:table-cell>
          <table:table-cell table:style-name="ce8" office:value-type="string" calcext:value-type="string">
            <text:p>to take possession of for one's own use; confisc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apropos </text:p>
          </table:table-cell>
          <table:table-cell table:style-name="ce8" office:value-type="string" calcext:value-type="string">
            <text:p>releva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arabesque </text:p>
          </table:table-cell>
          <table:table-cell table:style-name="ce8" office:value-type="string" calcext:value-type="string">
            <text:p>ornate design featuring intertwined curves; a ballet position in which one leg is extended in back while the other supports the weight of the bod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archeology </text:p>
          </table:table-cell>
          <table:table-cell table:style-name="ce8" office:value-type="string" calcext:value-type="string">
            <text:p>the study of material evidence of past human lif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ardor </text:p>
          </table:table-cell>
          <table:table-cell table:style-name="ce8" office:value-type="string" calcext:value-type="string">
            <text:p>great emotion or pass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arduous </text:p>
          </table:table-cell>
          <table:table-cell table:style-name="ce8" office:value-type="string" calcext:value-type="string">
            <text:p>extremely difficult; labori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argot </text:p>
          </table:table-cell>
          <table:table-cell table:style-name="ce8" office:value-type="string" calcext:value-type="string">
            <text:p>a specialized vocabulary used by a group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arrest </text:p>
          </table:table-cell>
          <table:table-cell table:style-name="ce8" office:value-type="string" calcext:value-type="string">
            <text:p>to stop; to seiz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artifact </text:p>
          </table:table-cell>
          <table:table-cell table:style-name="ce8" office:value-type="string" calcext:value-type="string">
            <text:p>item made by human craf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artless </text:p>
          </table:table-cell>
          <table:table-cell table:style-name="ce8" office:value-type="string" calcext:value-type="string">
            <text:p>guileless; natur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scetic </text:p>
          </table:table-cell>
          <table:table-cell table:style-name="ce8" office:value-type="string" calcext:value-type="string">
            <text:p>one who practices self-deni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asperity </text:p>
          </table:table-cell>
          <table:table-cell table:style-name="ce8" office:value-type="string" calcext:value-type="string">
            <text:p>severity; harshness; irritabilit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aspersion </text:p>
          </table:table-cell>
          <table:table-cell table:style-name="ce8" office:value-type="string" calcext:value-type="string">
            <text:p>slander; false rum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assiduous </text:p>
          </table:table-cell>
          <table:table-cell table:style-name="ce8" office:value-type="string" calcext:value-type="string">
            <text:p>diligent; hard-work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assuage </text:p>
          </table:table-cell>
          <table:table-cell table:style-name="ce8" office:value-type="string" calcext:value-type="string">
            <text:p>to make less sever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astringent </text:p>
          </table:table-cell>
          <table:table-cell table:style-name="ce8" office:value-type="string" calcext:value-type="string">
            <text:p>harsh; sever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asylum </text:p>
          </table:table-cell>
          <table:table-cell table:style-name="ce8" office:value-type="string" calcext:value-type="string">
            <text:p>place of refuge or shelt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atavism </text:p>
          </table:table-cell>
          <table:table-cell table:style-name="ce8" office:value-type="string" calcext:value-type="string">
            <text:p>in biology, the reappearance of a characteristic in an organism after several generations of absence; individual or a part that exhibits atavism; return of a trait after a period of abse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ttenuate </text:p>
          </table:table-cell>
          <table:table-cell table:style-name="ce8" office:value-type="string" calcext:value-type="string">
            <text:p>to weake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udacious </text:p>
          </table:table-cell>
          <table:table-cell table:style-name="ce8" office:value-type="string" calcext:value-type="string">
            <text:p>bold; dar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ustere </text:p>
          </table:table-cell>
          <table:table-cell table:style-name="ce8" office:value-type="string" calcext:value-type="string">
            <text:p>stern; unadorned; simp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utonomous </text:p>
          </table:table-cell>
          <table:table-cell table:style-name="ce8" office:value-type="string" calcext:value-type="string">
            <text:p>self-governing; independ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varice </text:p>
          </table:table-cell>
          <table:table-cell table:style-name="ce8" office:value-type="string" calcext:value-type="string">
            <text:p>gre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ver </text:p>
          </table:table-cell>
          <table:table-cell table:style-name="ce8" office:value-type="string" calcext:value-type="string">
            <text:p>to affirm; declare to be tru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avocation </text:p>
          </table:table-cell>
          <table:table-cell table:style-name="ce8" office:value-type="string" calcext:value-type="string">
            <text:p>secondary occup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vuncular </text:p>
          </table:table-cell>
          <table:table-cell table:style-name="ce8" office:value-type="string" calcext:value-type="string">
            <text:p>like an uncle, benevolent and tolera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axiomatic </text:p>
          </table:table-cell>
          <table:table-cell table:style-name="ce8" office:value-type="string" calcext:value-type="string">
            <text:p>taken for granted; self-evident trut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bacchanalian </text:p>
          </table:table-cell>
          <table:table-cell table:style-name="ce8" office:value-type="string" calcext:value-type="string">
            <text:p>pertaining to riotous or drunken festivity; pertaining to revel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banal </text:p>
          </table:table-cell>
          <table:table-cell table:style-name="ce8" office:value-type="string" calcext:value-type="string">
            <text:p>commonplace; tri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banter </text:p>
          </table:table-cell>
          <table:table-cell table:style-name="ce8" office:value-type="string" calcext:value-type="string">
            <text:p>playful convers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bard </text:p>
          </table:table-cell>
          <table:table-cell table:style-name="ce8" office:value-type="string" calcext:value-type="string">
            <text:p>poe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bawdy </text:p>
          </table:table-cell>
          <table:table-cell table:style-name="ce8" office:value-type="string" calcext:value-type="string">
            <text:p>obscen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beatify </text:p>
          </table:table-cell>
          <table:table-cell table:style-name="ce8" office:value-type="string" calcext:value-type="string">
            <text:p>to sanctify; to bless; to ascribe a virtue t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bedizen </text:p>
          </table:table-cell>
          <table:table-cell table:style-name="ce8" office:value-type="string" calcext:value-type="string">
            <text:p>to dress in a vulgar, showy mann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behemoth </text:p>
          </table:table-cell>
          <table:table-cell table:style-name="ce8" office:value-type="string" calcext:value-type="string">
            <text:p>huge creature; anything very large and powerfu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belie </text:p>
          </table:table-cell>
          <table:table-cell table:style-name="ce8" office:value-type="string" calcext:value-type="string">
            <text:p>to contradict; misrepresent; give a false impress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beneficent </text:p>
          </table:table-cell>
          <table:table-cell table:style-name="ce8" office:value-type="string" calcext:value-type="string">
            <text:p>kindly; doing goo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bifurcate </text:p>
          </table:table-cell>
          <table:table-cell table:style-name="ce8" office:value-type="string" calcext:value-type="string">
            <text:p>to divide into two par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blandishment </text:p>
          </table:table-cell>
          <table:table-cell table:style-name="ce8" office:value-type="string" calcext:value-type="string">
            <text:p>flatte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blasé </text:p>
          </table:table-cell>
          <table:table-cell table:style-name="ce8" office:value-type="string" calcext:value-type="string">
            <text:p>bored because of frequent indulgence; unconcern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bolster </text:p>
          </table:table-cell>
          <table:table-cell table:style-name="ce8" office:value-type="string" calcext:value-type="string">
            <text:p>to give a boost to; prop up; suppor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bombastic </text:p>
          </table:table-cell>
          <table:table-cell table:style-name="ce8" office:value-type="string" calcext:value-type="string">
            <text:p>pompous; using inflated languag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boorish </text:p>
          </table:table-cell>
          <table:table-cell table:style-name="ce8" office:value-type="string" calcext:value-type="string">
            <text:p>rude; insensit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bovine </text:p>
          </table:table-cell>
          <table:table-cell table:style-name="ce8" office:value-type="string" calcext:value-type="string">
            <text:p>cow lik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brazen </text:p>
          </table:table-cell>
          <table:table-cell table:style-name="ce8" office:value-type="string" calcext:value-type="string">
            <text:p>bold; shamel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oach </text:p>
          </table:table-cell>
          <table:table-cell table:style-name="ce8" office:value-type="string" calcext:value-type="string">
            <text:p>to mention for the first tim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bucolic </text:p>
          </table:table-cell>
          <table:table-cell table:style-name="ce8" office:value-type="string" calcext:value-type="string">
            <text:p>characteristic of the countryside; rustic; pastor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burgeon </text:p>
          </table:table-cell>
          <table:table-cell table:style-name="ce8" office:value-type="string" calcext:value-type="string">
            <text:p>to grow and flouris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burnish </text:p>
          </table:table-cell>
          <table:table-cell table:style-name="ce8" office:value-type="string" calcext:value-type="string">
            <text:p>to polis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buttress </text:p>
          </table:table-cell>
          <table:table-cell table:style-name="ce8" office:value-type="string" calcext:value-type="string">
            <text:p>to reinforce; suppor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cacophonous </text:p>
          </table:table-cell>
          <table:table-cell table:style-name="ce8" office:value-type="string" calcext:value-type="string">
            <text:p>unpleasant or harsh-sound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cadge </text:p>
          </table:table-cell>
          <table:table-cell table:style-name="ce8" office:value-type="string" calcext:value-type="string">
            <text:p>to beg; spong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callous </text:p>
          </table:table-cell>
          <table:table-cell table:style-name="ce8" office:value-type="string" calcext:value-type="string">
            <text:p>thick-skinned; insensitiv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calumny </text:p>
          </table:table-cell>
          <table:table-cell table:style-name="ce8" office:value-type="string" calcext:value-type="string">
            <text:p>false and malicious accusation; slande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canard </text:p>
          </table:table-cell>
          <table:table-cell table:style-name="ce8" office:value-type="string" calcext:value-type="string">
            <text:p>false; deliberately misleading stor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canon </text:p>
          </table:table-cell>
          <table:table-cell table:style-name="ce8" office:value-type="string" calcext:value-type="string">
            <text:p>an established set of principles; a basis or standard for judgment; a group of literary work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cant </text:p>
          </table:table-cell>
          <table:table-cell table:style-name="ce8" office:value-type="string" calcext:value-type="string">
            <text:p>insincere talk; language of a particular group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cantankerous </text:p>
          </table:table-cell>
          <table:table-cell table:style-name="ce8" office:value-type="string" calcext:value-type="string">
            <text:p>irritable; ill-humor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capricious </text:p>
          </table:table-cell>
          <table:table-cell table:style-name="ce8" office:value-type="string" calcext:value-type="string">
            <text:p>fick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captious </text:p>
          </table:table-cell>
          <table:table-cell table:style-name="ce8" office:value-type="string" calcext:value-type="string">
            <text:p>faultfinding; intended to entrap, as in an argum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ardinal </text:p>
          </table:table-cell>
          <table:table-cell table:style-name="ce8" office:value-type="string" calcext:value-type="string">
            <text:p>of foremost importa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carnal </text:p>
          </table:table-cell>
          <table:table-cell table:style-name="ce8" office:value-type="string" calcext:value-type="string">
            <text:p>of the flesh or body; related to physical appetit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carping </text:p>
          </table:table-cell>
          <table:table-cell table:style-name="ce8" office:value-type="string" calcext:value-type="string">
            <text:p>to find fault; complai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cartography </text:p>
          </table:table-cell>
          <table:table-cell table:style-name="ce8" office:value-type="string" calcext:value-type="string">
            <text:p>science of making map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caste </text:p>
          </table:table-cell>
          <table:table-cell table:style-name="ce8" office:value-type="string" calcext:value-type="string">
            <text:p>any of the hereditary social classes in Hindu society; social stratific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castigation </text:p>
          </table:table-cell>
          <table:table-cell table:style-name="ce8" office:value-type="string" calcext:value-type="string">
            <text:p>punishment; chastisement; criticis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cataclysm </text:p>
          </table:table-cell>
          <table:table-cell table:style-name="ce8" office:value-type="string" calcext:value-type="string">
            <text:p>a violent upheaval that causes great destruction and chang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talyst </text:p>
          </table:table-cell>
          <table:table-cell table:style-name="ce8" office:value-type="string" calcext:value-type="string">
            <text:p>something that causes chang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categorical </text:p>
          </table:table-cell>
          <table:table-cell table:style-name="ce8" office:value-type="string" calcext:value-type="string">
            <text:p>absolute; without excep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caucus </text:p>
          </table:table-cell>
          <table:table-cell table:style-name="ce8" office:value-type="string" calcext:value-type="string">
            <text:p>smaller group within an organiz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causal </text:p>
          </table:table-cell>
          <table:table-cell table:style-name="ce8" office:value-type="string" calcext:value-type="string">
            <text:p>involving a cau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caustic </text:p>
          </table:table-cell>
          <table:table-cell table:style-name="ce8" office:value-type="string" calcext:value-type="string">
            <text:p>burning; stinging; causing corros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celestial </text:p>
          </table:table-cell>
          <table:table-cell table:style-name="ce8" office:value-type="string" calcext:value-type="string">
            <text:p>concerned with sky or heavens; sublim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centrifugal </text:p>
          </table:table-cell>
          <table:table-cell table:style-name="ce8" office:value-type="string" calcext:value-type="string">
            <text:p>moving away from a cent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centripetal </text:p>
          </table:table-cell>
          <table:table-cell table:style-name="ce8" office:value-type="string" calcext:value-type="string">
            <text:p>moving or directed toward a cent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champion </text:p>
          </table:table-cell>
          <table:table-cell table:style-name="ce8" office:value-type="string" calcext:value-type="string">
            <text:p>to defend or suppor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chasten </text:p>
          </table:table-cell>
          <table:table-cell table:style-name="ce8" office:value-type="string" calcext:value-type="string">
            <text:p>to correct by punishment or reproof; to restrain or subdu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chicanery </text:p>
          </table:table-cell>
          <table:table-cell table:style-name="ce8" office:value-type="string" calcext:value-type="string">
            <text:p>trickery; frau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chivalry </text:p>
          </table:table-cell>
          <table:table-cell table:style-name="ce8" office:value-type="string" calcext:value-type="string">
            <text:p>the qualities idealized by knighthood such as bravery and gallantry toward wome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hurlish </text:p>
          </table:table-cell>
          <table:table-cell table:style-name="ce8" office:value-type="string" calcext:value-type="string">
            <text:p>rude; booris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circuitous </text:p>
          </table:table-cell>
          <table:table-cell table:style-name="ce8" office:value-type="string" calcext:value-type="string">
            <text:p>roundabou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clairvoyant </text:p>
          </table:table-cell>
          <table:table-cell table:style-name="ce8" office:value-type="string" calcext:value-type="string">
            <text:p>one who can predict the future; psychic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clamor </text:p>
          </table:table-cell>
          <table:table-cell table:style-name="ce8" office:value-type="string" calcext:value-type="string">
            <text:p>noisy outc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clique </text:p>
          </table:table-cell>
          <table:table-cell table:style-name="ce8" office:value-type="string" calcext:value-type="string">
            <text:p>a small, exclusive group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cloister </text:p>
          </table:table-cell>
          <table:table-cell table:style-name="ce8" office:value-type="string" calcext:value-type="string">
            <text:p>to confine; seclud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coagulate </text:p>
          </table:table-cell>
          <table:table-cell table:style-name="ce8" office:value-type="string" calcext:value-type="string">
            <text:p>thicken; conge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oalesce </text:p>
          </table:table-cell>
          <table:table-cell table:style-name="ce8" office:value-type="string" calcext:value-type="string">
            <text:p>to cause to become on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coda </text:p>
          </table:table-cell>
          <table:table-cell table:style-name="ce8" office:value-type="string" calcext:value-type="string">
            <text:p>concluding part of a literary or musical composition; something that summarizes or conclud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codify </text:p>
          </table:table-cell>
          <table:table-cell table:style-name="ce8" office:value-type="string" calcext:value-type="string">
            <text:p>to systematiz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cognizant </text:p>
          </table:table-cell>
          <table:table-cell table:style-name="ce8" office:value-type="string" calcext:value-type="string">
            <text:p>informed; conscious; awar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collage </text:p>
          </table:table-cell>
          <table:table-cell table:style-name="ce8" office:value-type="string" calcext:value-type="string">
            <text:p>artistic composition of materials pasted over a surface; an assemblage of diverse elemen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commensurate </text:p>
          </table:table-cell>
          <table:table-cell table:style-name="ce8" office:value-type="string" calcext:value-type="string">
            <text:p>proportion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compendium </text:p>
          </table:table-cell>
          <table:table-cell table:style-name="ce8" office:value-type="string" calcext:value-type="string">
            <text:p>brief, comprehensive summa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omplacent </text:p>
          </table:table-cell>
          <table:table-cell table:style-name="ce8" office:value-type="string" calcext:value-type="string">
            <text:p>self-satisfi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complaisant </text:p>
          </table:table-cell>
          <table:table-cell table:style-name="ce8" office:value-type="string" calcext:value-type="string">
            <text:p>overly polite; willingness to comply with the wishes of other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complement </text:p>
          </table:table-cell>
          <table:table-cell table:style-name="ce8" office:value-type="string" calcext:value-type="string">
            <text:p>something that completes or makes up a who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4" office:value-type="string" calcext:value-type="string">
            <text:p>compliant </text:p>
          </table:table-cell>
          <table:table-cell table:style-name="ce8" office:value-type="string" calcext:value-type="string">
            <text:p>yield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4" office:value-type="string" calcext:value-type="string">
            <text:p>compunction </text:p>
          </table:table-cell>
          <table:table-cell table:style-name="ce8" office:value-type="string" calcext:value-type="string">
            <text:p>uneasiness caused by guil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concave </text:p>
          </table:table-cell>
          <table:table-cell table:style-name="ce8" office:value-type="string" calcext:value-type="string">
            <text:p>curving inwar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4" office:value-type="string" calcext:value-type="string">
            <text:p>conciliatory </text:p>
          </table:table-cell>
          <table:table-cell table:style-name="ce8" office:value-type="string" calcext:value-type="string">
            <text:p>overcoming distrust or hostil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4" office:value-type="string" calcext:value-type="string">
            <text:p>concoct </text:p>
          </table:table-cell>
          <table:table-cell table:style-name="ce8" office:value-type="string" calcext:value-type="string">
            <text:p>to inv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concomitant </text:p>
          </table:table-cell>
          <table:table-cell table:style-name="ce8" office:value-type="string" calcext:value-type="string">
            <text:p>existing concurrent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4" office:value-type="string" calcext:value-type="string">
            <text:p>condone </text:p>
          </table:table-cell>
          <table:table-cell table:style-name="ce8" office:value-type="string" calcext:value-type="string">
            <text:p>to overlook voluntarily; forgiv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4" office:value-type="string" calcext:value-type="string">
            <text:p>confound </text:p>
          </table:table-cell>
          <table:table-cell table:style-name="ce8" office:value-type="string" calcext:value-type="string">
            <text:p>to baffle; perplex; mix up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4" office:value-type="string" calcext:value-type="string">
            <text:p>congenial </text:p>
          </table:table-cell>
          <table:table-cell table:style-name="ce8" office:value-type="string" calcext:value-type="string">
            <text:p>similar in tastes and habits; friendly; suited to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conjugal </text:p>
          </table:table-cell>
          <table:table-cell table:style-name="ce8" office:value-type="string" calcext:value-type="string">
            <text:p>pertaining to marriage agreem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connoisseur </text:p>
          </table:table-cell>
          <table:table-cell table:style-name="ce8" office:value-type="string" calcext:value-type="string">
            <text:p>expert in matters of taste; expert knowledge or train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4" office:value-type="string" calcext:value-type="string">
            <text:p>conscript </text:p>
          </table:table-cell>
          <table:table-cell table:style-name="ce8" office:value-type="string" calcext:value-type="string">
            <text:p>a person compulsorily enrolled for military servi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consecrate </text:p>
          </table:table-cell>
          <table:table-cell table:style-name="ce8" office:value-type="string" calcext:value-type="string">
            <text:p>to declare sacr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4" office:value-type="string" calcext:value-type="string">
            <text:p>contend </text:p>
          </table:table-cell>
          <table:table-cell table:style-name="ce8" office:value-type="string" calcext:value-type="string">
            <text:p>to asser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contentious </text:p>
          </table:table-cell>
          <table:table-cell table:style-name="ce8" office:value-type="string" calcext:value-type="string">
            <text:p>quarrelsome; causing quarrel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4" office:value-type="string" calcext:value-type="string">
            <text:p>contiguous </text:p>
          </table:table-cell>
          <table:table-cell table:style-name="ce8" office:value-type="string" calcext:value-type="string">
            <text:p>touching; neighboring; connecting without a break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4" office:value-type="string" calcext:value-type="string">
            <text:p>continence </text:p>
          </table:table-cell>
          <table:table-cell table:style-name="ce8" office:value-type="string" calcext:value-type="string">
            <text:p>self-control; abstention from sexual activit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4" office:value-type="string" calcext:value-type="string">
            <text:p>contrite </text:p>
          </table:table-cell>
          <table:table-cell table:style-name="ce8" office:value-type="string" calcext:value-type="string">
            <text:p>very sorrowful for a wrong; seeking forgive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contumacious </text:p>
          </table:table-cell>
          <table:table-cell table:style-name="ce8" office:value-type="string" calcext:value-type="string">
            <text:p>disobedient; rebelliou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conundrum </text:p>
          </table:table-cell>
          <table:table-cell table:style-name="ce8" office:value-type="string" calcext:value-type="string">
            <text:p>riddle; puzzle with no solu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convention </text:p>
          </table:table-cell>
          <table:table-cell table:style-name="ce8" office:value-type="string" calcext:value-type="string">
            <text:p>practice widely observed in a group; custom; accepted technique or devi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converge </text:p>
          </table:table-cell>
          <table:table-cell table:style-name="ce8" office:value-type="string" calcext:value-type="string">
            <text:p>to approach; come together; tend to mee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4" office:value-type="string" calcext:value-type="string">
            <text:p>convex </text:p>
          </table:table-cell>
          <table:table-cell table:style-name="ce8" office:value-type="string" calcext:value-type="string">
            <text:p>curved outwar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4" office:value-type="string" calcext:value-type="string">
            <text:p>convivial </text:p>
          </table:table-cell>
          <table:table-cell table:style-name="ce8" office:value-type="string" calcext:value-type="string">
            <text:p>socia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convoluted </text:p>
          </table:table-cell>
          <table:table-cell table:style-name="ce8" office:value-type="string" calcext:value-type="string">
            <text:p>twisted; complicat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copious </text:p>
          </table:table-cell>
          <table:table-cell table:style-name="ce8" office:value-type="string" calcext:value-type="string">
            <text:p>abundant; plentifu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4" office:value-type="string" calcext:value-type="string">
            <text:p>coquette </text:p>
          </table:table-cell>
          <table:table-cell table:style-name="ce8" office:value-type="string" calcext:value-type="string">
            <text:p>woman who flir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cornucopia </text:p>
          </table:table-cell>
          <table:table-cell table:style-name="ce8" office:value-type="string" calcext:value-type="string">
            <text:p>horn overflowing with fruit and grain; state of abunda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4" office:value-type="string" calcext:value-type="string">
            <text:p>cosmology </text:p>
          </table:table-cell>
          <table:table-cell table:style-name="ce8" office:value-type="string" calcext:value-type="string">
            <text:p>study of the universe as a totality; theory of the origin and structure of the univer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covert </text:p>
          </table:table-cell>
          <table:table-cell table:style-name="ce8" office:value-type="string" calcext:value-type="string">
            <text:p>hidden; secre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4" office:value-type="string" calcext:value-type="string">
            <text:p>covetous </text:p>
          </table:table-cell>
          <table:table-cell table:style-name="ce8" office:value-type="string" calcext:value-type="string">
            <text:p>desiring something owned by anoth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cozen </text:p>
          </table:table-cell>
          <table:table-cell table:style-name="ce8" office:value-type="string" calcext:value-type="string">
            <text:p>to mislead by trick or fraud; deceiv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craven </text:p>
          </table:table-cell>
          <table:table-cell table:style-name="ce8" office:value-type="string" calcext:value-type="string">
            <text:p>coward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credence </text:p>
          </table:table-cell>
          <table:table-cell table:style-name="ce8" office:value-type="string" calcext:value-type="string">
            <text:p>acceptance of something as tru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credo </text:p>
          </table:table-cell>
          <table:table-cell table:style-name="ce8" office:value-type="string" calcext:value-type="string">
            <text:p>statement of belief or principle; cre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daunt </text:p>
          </table:table-cell>
          <table:table-cell table:style-name="ce8" office:value-type="string" calcext:value-type="string">
            <text:p>to discourage; intimidate; dishearte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dearth </text:p>
          </table:table-cell>
          <table:table-cell table:style-name="ce8" office:value-type="string" calcext:value-type="string">
            <text:p>scarc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debauchery </text:p>
          </table:table-cell>
          <table:table-cell table:style-name="ce8" office:value-type="string" calcext:value-type="string">
            <text:p>corrup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decorum </text:p>
          </table:table-cell>
          <table:table-cell table:style-name="ce8" office:value-type="string" calcext:value-type="string">
            <text:p>proper behavio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defame </text:p>
          </table:table-cell>
          <table:table-cell table:style-name="ce8" office:value-type="string" calcext:value-type="string">
            <text:p>to malign; harm someone's reput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default </text:p>
          </table:table-cell>
          <table:table-cell table:style-name="ce8" office:value-type="string" calcext:value-type="string">
            <text:p>to fail to ac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deference </text:p>
          </table:table-cell>
          <table:table-cell table:style-name="ce8" office:value-type="string" calcext:value-type="string">
            <text:p>respect; regard for another's wis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defunct </text:p>
          </table:table-cell>
          <table:table-cell table:style-name="ce8" office:value-type="string" calcext:value-type="string">
            <text:p>no longer exist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delineate </text:p>
          </table:table-cell>
          <table:table-cell table:style-name="ce8" office:value-type="string" calcext:value-type="string">
            <text:p>to represent or depic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demographic </text:p>
          </table:table-cell>
          <table:table-cell table:style-name="ce8" office:value-type="string" calcext:value-type="string">
            <text:p>related to population bala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demotic </text:p>
          </table:table-cell>
          <table:table-cell table:style-name="ce8" office:value-type="string" calcext:value-type="string">
            <text:p>pertaining to peop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demur </text:p>
          </table:table-cell>
          <table:table-cell table:style-name="ce8" office:value-type="string" calcext:value-type="string">
            <text:p>to express doubt; question or oppo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denigrate </text:p>
          </table:table-cell>
          <table:table-cell table:style-name="ce8" office:value-type="string" calcext:value-type="string">
            <text:p>to slur someone's reput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denizen </text:p>
          </table:table-cell>
          <table:table-cell table:style-name="ce8" office:value-type="string" calcext:value-type="string">
            <text:p>an inhabitant; a regular visit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denouement </text:p>
          </table:table-cell>
          <table:table-cell table:style-name="ce8" office:value-type="string" calcext:value-type="string">
            <text:p>outcome; unraveling of the plot of a play or work of literatu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deride </text:p>
          </table:table-cell>
          <table:table-cell table:style-name="ce8" office:value-type="string" calcext:value-type="string">
            <text:p>to mock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derivative </text:p>
          </table:table-cell>
          <table:table-cell table:style-name="ce8" office:value-type="string" calcext:value-type="string">
            <text:p>something derived; unorigin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desiccate </text:p>
          </table:table-cell>
          <table:table-cell table:style-name="ce8" office:value-type="string" calcext:value-type="string">
            <text:p>to dry complete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desuetude </text:p>
          </table:table-cell>
          <table:table-cell table:style-name="ce8" office:value-type="string" calcext:value-type="string">
            <text:p>state of disu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desultory </text:p>
          </table:table-cell>
          <table:table-cell table:style-name="ce8" office:value-type="string" calcext:value-type="string">
            <text:p>random; disconnected; rambl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deterrent </text:p>
          </table:table-cell>
          <table:table-cell table:style-name="ce8" office:value-type="string" calcext:value-type="string">
            <text:p>something that discourages or hinder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detraction </text:p>
          </table:table-cell>
          <table:table-cell table:style-name="ce8" office:value-type="string" calcext:value-type="string">
            <text:p>the act of taking awa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diaphanous </text:p>
          </table:table-cell>
          <table:table-cell table:style-name="ce8" office:value-type="string" calcext:value-type="string">
            <text:p>transparent; vague; insubstanti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diatribe </text:p>
          </table:table-cell>
          <table:table-cell table:style-name="ce8" office:value-type="string" calcext:value-type="string">
            <text:p>bitter verbal attac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dichotomy </text:p>
          </table:table-cell>
          <table:table-cell table:style-name="ce8" office:value-type="string" calcext:value-type="string">
            <text:p>division into two usually contradictory par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diffidence </text:p>
          </table:table-cell>
          <table:table-cell table:style-name="ce8" office:value-type="string" calcext:value-type="string">
            <text:p>shyness; lack of confide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diffuse </text:p>
          </table:table-cell>
          <table:table-cell table:style-name="ce8" office:value-type="string" calcext:value-type="string">
            <text:p>to spread ou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digression </text:p>
          </table:table-cell>
          <table:table-cell table:style-name="ce8" office:value-type="string" calcext:value-type="string">
            <text:p>act of straying from the main poi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dirge </text:p>
          </table:table-cell>
          <table:table-cell table:style-name="ce8" office:value-type="string" calcext:value-type="string">
            <text:p>funeral hym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disabuse </text:p>
          </table:table-cell>
          <table:table-cell table:style-name="ce8" office:value-type="string" calcext:value-type="string">
            <text:p>free from a misconcep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discerning </text:p>
          </table:table-cell>
          <table:table-cell table:style-name="ce8" office:value-type="string" calcext:value-type="string">
            <text:p>perceptive; exhibiting keen insight and good judgm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discomfit </text:p>
          </table:table-cell>
          <table:table-cell table:style-name="ce8" office:value-type="string" calcext:value-type="string">
            <text:p>to make uneasy; disconcer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discordant </text:p>
          </table:table-cell>
          <table:table-cell table:style-name="ce8" office:value-type="string" calcext:value-type="string">
            <text:p>not in tun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discredit </text:p>
          </table:table-cell>
          <table:table-cell table:style-name="ce8" office:value-type="string" calcext:value-type="string">
            <text:p>to dishonor; disgra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discrepancy </text:p>
          </table:table-cell>
          <table:table-cell table:style-name="ce8" office:value-type="string" calcext:value-type="string">
            <text:p>difference betwee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discrete </text:p>
          </table:table-cell>
          <table:table-cell table:style-name="ce8" office:value-type="string" calcext:value-type="string">
            <text:p>constituting a separate thing; distinc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discretion </text:p>
          </table:table-cell>
          <table:table-cell table:style-name="ce8" office:value-type="string" calcext:value-type="string">
            <text:p>quality of showing self-restraint in speech or action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disingenuous </text:p>
          </table:table-cell>
          <table:table-cell table:style-name="ce8" office:value-type="string" calcext:value-type="string">
            <text:p>not candid, craft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disinterested </text:p>
          </table:table-cell>
          <table:table-cell table:style-name="ce8" office:value-type="string" calcext:value-type="string">
            <text:p>unprejudiced; object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disjointed </text:p>
          </table:table-cell>
          <table:table-cell table:style-name="ce8" office:value-type="string" calcext:value-type="string">
            <text:p>lacking order or coherence; dislocat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dismiss </text:p>
          </table:table-cell>
          <table:table-cell table:style-name="ce8" office:value-type="string" calcext:value-type="string">
            <text:p>put away from consideration; rejec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disparage </text:p>
          </table:table-cell>
          <table:table-cell table:style-name="ce8" office:value-type="string" calcext:value-type="string">
            <text:p>to belitt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disparate </text:p>
          </table:table-cell>
          <table:table-cell table:style-name="ce8" office:value-type="string" calcext:value-type="string">
            <text:p>dissimila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dissemble </text:p>
          </table:table-cell>
          <table:table-cell table:style-name="ce8" office:value-type="string" calcext:value-type="string">
            <text:p>to pretend; disguise one's motive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disseminate </text:p>
          </table:table-cell>
          <table:table-cell table:style-name="ce8" office:value-type="string" calcext:value-type="string">
            <text:p>to spread; scatter; disper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dissident </text:p>
          </table:table-cell>
          <table:table-cell table:style-name="ce8" office:value-type="string" calcext:value-type="string">
            <text:p>person who disagrees about belief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dissolution </text:p>
          </table:table-cell>
          <table:table-cell table:style-name="ce8" office:value-type="string" calcext:value-type="string">
            <text:p>disintegration; debauche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dissonance </text:p>
          </table:table-cell>
          <table:table-cell table:style-name="ce8" office:value-type="string" calcext:value-type="string">
            <text:p>discord; lack of harmon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distend </text:p>
          </table:table-cell>
          <table:table-cell table:style-name="ce8" office:value-type="string" calcext:value-type="string">
            <text:p>to expand; swell ou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distill </text:p>
          </table:table-cell>
          <table:table-cell table:style-name="ce8" office:value-type="string" calcext:value-type="string">
            <text:p>extract the essential elemen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distrait </text:p>
          </table:table-cell>
          <table:table-cell table:style-name="ce8" office:value-type="string" calcext:value-type="string">
            <text:p>inattentive; preoccupi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diverge </text:p>
          </table:table-cell>
          <table:table-cell table:style-name="ce8" office:value-type="string" calcext:value-type="string">
            <text:p>to vary; go in different directions from the same poi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divest </text:p>
          </table:table-cell>
          <table:table-cell table:style-name="ce8" office:value-type="string" calcext:value-type="string">
            <text:p>to strip; deprive; ri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divulge </text:p>
          </table:table-cell>
          <table:table-cell table:style-name="ce8" office:value-type="string" calcext:value-type="string">
            <text:p>to make known something that is secre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doctrinaire </text:p>
          </table:table-cell>
          <table:table-cell table:style-name="ce8" office:value-type="string" calcext:value-type="string">
            <text:p>dogmatic; unyield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document </text:p>
          </table:table-cell>
          <table:table-cell table:style-name="ce8" office:value-type="string" calcext:value-type="string">
            <text:p>to provide with written evidence to suppor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doggerel </text:p>
          </table:table-cell>
          <table:table-cell table:style-name="ce8" office:value-type="string" calcext:value-type="string">
            <text:p>poor ver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4" office:value-type="string" calcext:value-type="string">
            <text:p>dogmatic </text:p>
          </table:table-cell>
          <table:table-cell table:style-name="ce8" office:value-type="string" calcext:value-type="string">
            <text:p>stating opinions without proof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dormant </text:p>
          </table:table-cell>
          <table:table-cell table:style-name="ce8" office:value-type="string" calcext:value-type="string">
            <text:p>inact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4" office:value-type="string" calcext:value-type="string">
            <text:p>dross </text:p>
          </table:table-cell>
          <table:table-cell table:style-name="ce8" office:value-type="string" calcext:value-type="string">
            <text:p>waste; worthless matt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dupe </text:p>
          </table:table-cell>
          <table:table-cell table:style-name="ce8" office:value-type="string" calcext:value-type="string">
            <text:p>to deceive; tric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ebullient </text:p>
          </table:table-cell>
          <table:table-cell table:style-name="ce8" office:value-type="string" calcext:value-type="string">
            <text:p>exhilarated; overly enthusiastic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4" office:value-type="string" calcext:value-type="string">
            <text:p>eclectic </text:p>
          </table:table-cell>
          <table:table-cell table:style-name="ce8" office:value-type="string" calcext:value-type="string">
            <text:p>selecting from various source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effervescence </text:p>
          </table:table-cell>
          <table:table-cell table:style-name="ce8" office:value-type="string" calcext:value-type="string">
            <text:p>state of high spirits or liveliness; process of bubling as gas escap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effete </text:p>
          </table:table-cell>
          <table:table-cell table:style-name="ce8" office:value-type="string" calcext:value-type="string">
            <text:p>depleted of vitality; over refined; decad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efficacy </text:p>
          </table:table-cell>
          <table:table-cell table:style-name="ce8" office:value-type="string" calcext:value-type="string">
            <text:p>effectiveness; efficienc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effrontery </text:p>
          </table:table-cell>
          <table:table-cell table:style-name="ce8" office:value-type="string" calcext:value-type="string">
            <text:p>shameless boldness; presumptuous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egoism </text:p>
          </table:table-cell>
          <table:table-cell table:style-name="ce8" office:value-type="string" calcext:value-type="string">
            <text:p>the tendency to see things in relation to oneself; self-centered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egotistical </text:p>
          </table:table-cell>
          <table:table-cell table:style-name="ce8" office:value-type="string" calcext:value-type="string">
            <text:p>excessively self-centered; conceit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elegy </text:p>
          </table:table-cell>
          <table:table-cell table:style-name="ce8" office:value-type="string" calcext:value-type="string">
            <text:p>poem or song expressing lament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elicit </text:p>
          </table:table-cell>
          <table:table-cell table:style-name="ce8" office:value-type="string" calcext:value-type="string">
            <text:p>to provoke; draw ou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4" office:value-type="string" calcext:value-type="string">
            <text:p>elixir </text:p>
          </table:table-cell>
          <table:table-cell table:style-name="ce8" office:value-type="string" calcext:value-type="string">
            <text:p>a sustance believed to have the power to cure ill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Elysian </text:p>
          </table:table-cell>
          <table:table-cell table:style-name="ce8" office:value-type="string" calcext:value-type="string">
            <text:p>delightful; blissfu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4" office:value-type="string" calcext:value-type="string">
            <text:p>emaciated </text:p>
          </table:table-cell>
          <table:table-cell table:style-name="ce8" office:value-type="string" calcext:value-type="string">
            <text:p>thin and wast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embellish </text:p>
          </table:table-cell>
          <table:table-cell table:style-name="ce8" office:value-type="string" calcext:value-type="string">
            <text:p>to adorn; enha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emollient </text:p>
          </table:table-cell>
          <table:table-cell table:style-name="ce8" office:value-type="string" calcext:value-type="string">
            <text:p>soothing; mollify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empirical </text:p>
          </table:table-cell>
          <table:table-cell table:style-name="ce8" office:value-type="string" calcext:value-type="string">
            <text:p>derived from observation or experim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emulate </text:p>
          </table:table-cell>
          <table:table-cell table:style-name="ce8" office:value-type="string" calcext:value-type="string">
            <text:p>to imitate; cop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encomium </text:p>
          </table:table-cell>
          <table:table-cell table:style-name="ce8" office:value-type="string" calcext:value-type="string">
            <text:p>a formal expression of prai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endemic </text:p>
          </table:table-cell>
          <table:table-cell table:style-name="ce8" office:value-type="string" calcext:value-type="string">
            <text:p>inherent; belonging to an area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enervate </text:p>
          </table:table-cell>
          <table:table-cell table:style-name="ce8" office:value-type="string" calcext:value-type="string">
            <text:p>to weake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engender </text:p>
          </table:table-cell>
          <table:table-cell table:style-name="ce8" office:value-type="string" calcext:value-type="string">
            <text:p>to cause; produ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enhance </text:p>
          </table:table-cell>
          <table:table-cell table:style-name="ce8" office:value-type="string" calcext:value-type="string">
            <text:p>to increase; improv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entomology </text:p>
          </table:table-cell>
          <table:table-cell table:style-name="ce8" office:value-type="string" calcext:value-type="string">
            <text:p>the scientific study of insec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enunciate </text:p>
          </table:table-cell>
          <table:table-cell table:style-name="ce8" office:value-type="string" calcext:value-type="string">
            <text:p>to pronounce clear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ephemeral </text:p>
          </table:table-cell>
          <table:table-cell table:style-name="ce8" office:value-type="string" calcext:value-type="string">
            <text:p>short-lived; fleet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epistemology </text:p>
          </table:table-cell>
          <table:table-cell table:style-name="ce8" office:value-type="string" calcext:value-type="string">
            <text:p>branch of philosophy that examines the nature of knowledg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equable </text:p>
          </table:table-cell>
          <table:table-cell table:style-name="ce8" office:value-type="string" calcext:value-type="string">
            <text:p>steady; unvarying; seren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equanimity </text:p>
          </table:table-cell>
          <table:table-cell table:style-name="ce8" office:value-type="string" calcext:value-type="string">
            <text:p>composure; calmn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equivocate </text:p>
          </table:table-cell>
          <table:table-cell table:style-name="ce8" office:value-type="string" calcext:value-type="string">
            <text:p>intentionally use vague languag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4" office:value-type="string" calcext:value-type="string">
            <text:p>errant </text:p>
          </table:table-cell>
          <table:table-cell table:style-name="ce8" office:value-type="string" calcext:value-type="string">
            <text:p>mistaken; straying from the proper cour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4" office:value-type="string" calcext:value-type="string">
            <text:p>erudite </text:p>
          </table:table-cell>
          <table:table-cell table:style-name="ce8" office:value-type="string" calcext:value-type="string">
            <text:p>learned; scholar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4" office:value-type="string" calcext:value-type="string">
            <text:p>esoteric </text:p>
          </table:table-cell>
          <table:table-cell table:style-name="ce8" office:value-type="string" calcext:value-type="string">
            <text:p>hard to understand; known only to a few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essay </text:p>
          </table:table-cell>
          <table:table-cell table:style-name="ce8" office:value-type="string" calcext:value-type="string">
            <text:p>to make an attempt; subject to a tes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estimable </text:p>
          </table:table-cell>
          <table:table-cell table:style-name="ce8" office:value-type="string" calcext:value-type="string">
            <text:p>admirable; possible to estim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4" office:value-type="string" calcext:value-type="string">
            <text:p>ethnocentric </text:p>
          </table:table-cell>
          <table:table-cell table:style-name="ce8" office:value-type="string" calcext:value-type="string">
            <text:p>based on the attitude that one's group is superi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4" office:value-type="string" calcext:value-type="string">
            <text:p>etiology </text:p>
          </table:table-cell>
          <table:table-cell table:style-name="ce8" office:value-type="string" calcext:value-type="string">
            <text:p>causes or origin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4" office:value-type="string" calcext:value-type="string">
            <text:p>etymology </text:p>
          </table:table-cell>
          <table:table-cell table:style-name="ce8" office:value-type="string" calcext:value-type="string">
            <text:p>origin an history of a wor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4" office:value-type="string" calcext:value-type="string">
            <text:p>eugenics </text:p>
          </table:table-cell>
          <table:table-cell table:style-name="ce8" office:value-type="string" calcext:value-type="string">
            <text:p>study of factors that influence the hereditary qualities of the human race and ways to improve those qualiti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eulogy </text:p>
          </table:table-cell>
          <table:table-cell table:style-name="ce8" office:value-type="string" calcext:value-type="string">
            <text:p>high praise to a death pers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4" office:value-type="string" calcext:value-type="string">
            <text:p>euphemism </text:p>
          </table:table-cell>
          <table:table-cell table:style-name="ce8" office:value-type="string" calcext:value-type="string">
            <text:p>use of agreeable or inoffensive language in place of offensive languag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euphoria </text:p>
          </table:table-cell>
          <table:table-cell table:style-name="ce8" office:value-type="string" calcext:value-type="string">
            <text:p>feeling of extreme happi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euthanasia </text:p>
          </table:table-cell>
          <table:table-cell table:style-name="ce8" office:value-type="string" calcext:value-type="string">
            <text:p>mercy kill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evince </text:p>
          </table:table-cell>
          <table:table-cell table:style-name="ce8" office:value-type="string" calcext:value-type="string">
            <text:p>to show plainly; be an indication of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evocative </text:p>
          </table:table-cell>
          <table:table-cell table:style-name="ce8" office:value-type="string" calcext:value-type="string">
            <text:p>tending to call to mind or produce a reac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exacerbate </text:p>
          </table:table-cell>
          <table:table-cell table:style-name="ce8" office:value-type="string" calcext:value-type="string">
            <text:p>to aggravate; make wor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exact </text:p>
          </table:table-cell>
          <table:table-cell table:style-name="ce8" office:value-type="string" calcext:value-type="string">
            <text:p>to force the payment of; demand and obtain by author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exculpate </text:p>
          </table:table-cell>
          <table:table-cell table:style-name="ce8" office:value-type="string" calcext:value-type="string">
            <text:p>to clear of blame; vindic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4" office:value-type="string" calcext:value-type="string">
            <text:p>execrable </text:p>
          </table:table-cell>
          <table:table-cell table:style-name="ce8" office:value-type="string" calcext:value-type="string">
            <text:p>detestable; abhorr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exhort </text:p>
          </table:table-cell>
          <table:table-cell table:style-name="ce8" office:value-type="string" calcext:value-type="string">
            <text:p>to urge by strong appeal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exigency </text:p>
          </table:table-cell>
          <table:table-cell table:style-name="ce8" office:value-type="string" calcext:value-type="string">
            <text:p>crisis; urgent requiremen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existential </text:p>
          </table:table-cell>
          <table:table-cell table:style-name="ce8" office:value-type="string" calcext:value-type="string">
            <text:p>having to do with existe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exorcise </text:p>
          </table:table-cell>
          <table:table-cell table:style-name="ce8" office:value-type="string" calcext:value-type="string">
            <text:p>to expel evil spirits; free from bad influenc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expatiate </text:p>
          </table:table-cell>
          <table:table-cell table:style-name="ce8" office:value-type="string" calcext:value-type="string">
            <text:p>to speak or write at lengt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expatriate </text:p>
          </table:table-cell>
          <table:table-cell table:style-name="ce8" office:value-type="string" calcext:value-type="string">
            <text:p>to send into exi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expiate </text:p>
          </table:table-cell>
          <table:table-cell table:style-name="ce8" office:value-type="string" calcext:value-type="string">
            <text:p>to atone f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explicate </text:p>
          </table:table-cell>
          <table:table-cell table:style-name="ce8" office:value-type="string" calcext:value-type="string">
            <text:p>to explain; interpret; clarif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expository </text:p>
          </table:table-cell>
          <table:table-cell table:style-name="ce8" office:value-type="string" calcext:value-type="string">
            <text:p>explanato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4" office:value-type="string" calcext:value-type="string">
            <text:p>extant </text:p>
          </table:table-cell>
          <table:table-cell table:style-name="ce8" office:value-type="string" calcext:value-type="string">
            <text:p>in existence; not los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extemporaneous </text:p>
          </table:table-cell>
          <table:table-cell table:style-name="ce8" office:value-type="string" calcext:value-type="string">
            <text:p>unrehears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extirpate </text:p>
          </table:table-cell>
          <table:table-cell table:style-name="ce8" office:value-type="string" calcext:value-type="string">
            <text:p>to root up; to destro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extraneous </text:p>
          </table:table-cell>
          <table:table-cell table:style-name="ce8" office:value-type="string" calcext:value-type="string">
            <text:p>not essenti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extrapolation </text:p>
          </table:table-cell>
          <table:table-cell table:style-name="ce8" office:value-type="string" calcext:value-type="string">
            <text:p>the act of estimation by projecting known inform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extrinsic </text:p>
          </table:table-cell>
          <table:table-cell table:style-name="ce8" office:value-type="string" calcext:value-type="string">
            <text:p>not inherent of essenti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facetious </text:p>
          </table:table-cell>
          <table:table-cell table:style-name="ce8" office:value-type="string" calcext:value-type="string">
            <text:p>humor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facilitate </text:p>
          </table:table-cell>
          <table:table-cell table:style-name="ce8" office:value-type="string" calcext:value-type="string">
            <text:p>to make less difficul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factotum </text:p>
          </table:table-cell>
          <table:table-cell table:style-name="ce8" office:value-type="string" calcext:value-type="string">
            <text:p>a person who does all sorts of work; a handyma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fallacious </text:p>
          </table:table-cell>
          <table:table-cell table:style-name="ce8" office:value-type="string" calcext:value-type="string">
            <text:p>based on a false idea or fact; mislead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fallow </text:p>
          </table:table-cell>
          <table:table-cell table:style-name="ce8" office:value-type="string" calcext:value-type="string">
            <text:p>plowed but not sowed; uncultivat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fatuous </text:p>
          </table:table-cell>
          <table:table-cell table:style-name="ce8" office:value-type="string" calcext:value-type="string">
            <text:p>foolishly self-satisfi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fauna </text:p>
          </table:table-cell>
          <table:table-cell table:style-name="ce8" office:value-type="string" calcext:value-type="string">
            <text:p>animals of a period o reg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fawning </text:p>
          </table:table-cell>
          <table:table-cell table:style-name="ce8" office:value-type="string" calcext:value-type="string">
            <text:p>seeking flavor by flatter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felicitous </text:p>
          </table:table-cell>
          <table:table-cell table:style-name="ce8" office:value-type="string" calcext:value-type="string">
            <text:p>suitable expressed; wee-chose; appropria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feral </text:p>
          </table:table-cell>
          <table:table-cell table:style-name="ce8" office:value-type="string" calcext:value-type="string">
            <text:p>existing in a wild or untamed sta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fervor </text:p>
          </table:table-cell>
          <table:table-cell table:style-name="ce8" office:value-type="string" calcext:value-type="string">
            <text:p>warmth and intensity of emo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fetid </text:p>
          </table:table-cell>
          <table:table-cell table:style-name="ce8" office:value-type="string" calcext:value-type="string">
            <text:p>having a bad sme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fetter </text:p>
          </table:table-cell>
          <table:table-cell table:style-name="ce8" office:value-type="string" calcext:value-type="string">
            <text:p>to bind; confin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fiat </text:p>
          </table:table-cell>
          <table:table-cell table:style-name="ce8" office:value-type="string" calcext:value-type="string">
            <text:p>arbitrary order; authoriz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4" office:value-type="string" calcext:value-type="string">
            <text:p>fidelity </text:p>
          </table:table-cell>
          <table:table-cell table:style-name="ce8" office:value-type="string" calcext:value-type="string">
            <text:p>loyalty; exact corresponde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filibuster </text:p>
          </table:table-cell>
          <table:table-cell table:style-name="ce8" office:value-type="string" calcext:value-type="string">
            <text:p>use of obstructive tactics in a legislature to block passage of a law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finesse </text:p>
          </table:table-cell>
          <table:table-cell table:style-name="ce8" office:value-type="string" calcext:value-type="string">
            <text:p>to handle with a deceptive or evasive strategy; refined in performa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4" office:value-type="string" calcext:value-type="string">
            <text:p>fissure </text:p>
          </table:table-cell>
          <table:table-cell table:style-name="ce8" office:value-type="string" calcext:value-type="string">
            <text:p>crevi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flag </text:p>
          </table:table-cell>
          <table:table-cell table:style-name="ce8" office:value-type="string" calcext:value-type="string">
            <text:p>to droop; grow wea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4" office:value-type="string" calcext:value-type="string">
            <text:p>fledging </text:p>
          </table:table-cell>
          <table:table-cell table:style-name="ce8" office:value-type="string" calcext:value-type="string">
            <text:p>beginner; novi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flora </text:p>
          </table:table-cell>
          <table:table-cell table:style-name="ce8" office:value-type="string" calcext:value-type="string">
            <text:p>plants of a region or era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4" office:value-type="string" calcext:value-type="string">
            <text:p>florid </text:p>
          </table:table-cell>
          <table:table-cell table:style-name="ce8" office:value-type="string" calcext:value-type="string">
            <text:p>ruddy; reddish; flowe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4" office:value-type="string" calcext:value-type="string">
            <text:p>flourish </text:p>
          </table:table-cell>
          <table:table-cell table:style-name="ce8" office:value-type="string" calcext:value-type="string">
            <text:p>en embellishment or ornament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4" office:value-type="string" calcext:value-type="string">
            <text:p>flout </text:p>
          </table:table-cell>
          <table:table-cell table:style-name="ce8" office:value-type="string" calcext:value-type="string">
            <text:p>to treat scornful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flux </text:p>
          </table:table-cell>
          <table:table-cell table:style-name="ce8" office:value-type="string" calcext:value-type="string">
            <text:p>flowing; a continuous mov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4" office:value-type="string" calcext:value-type="string">
            <text:p>foment </text:p>
          </table:table-cell>
          <table:table-cell table:style-name="ce8" office:value-type="string" calcext:value-type="string">
            <text:p>to incite; arou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4" office:value-type="string" calcext:value-type="string">
            <text:p>forbearance </text:p>
          </table:table-cell>
          <table:table-cell table:style-name="ce8" office:value-type="string" calcext:value-type="string">
            <text:p>patie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4" office:value-type="string" calcext:value-type="string">
            <text:p>forestall </text:p>
          </table:table-cell>
          <table:table-cell table:style-name="ce8" office:value-type="string" calcext:value-type="string">
            <text:p>to prevent; dela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4" office:value-type="string" calcext:value-type="string">
            <text:p>formidable </text:p>
          </table:table-cell>
          <table:table-cell table:style-name="ce8" office:value-type="string" calcext:value-type="string">
            <text:p>menacing; threaten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4" office:value-type="string" calcext:value-type="string">
            <text:p>forswear </text:p>
          </table:table-cell>
          <table:table-cell table:style-name="ce8" office:value-type="string" calcext:value-type="string">
            <text:p>renounce; repudia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4" office:value-type="string" calcext:value-type="string">
            <text:p>founder </text:p>
          </table:table-cell>
          <table:table-cell table:style-name="ce8" office:value-type="string" calcext:value-type="string">
            <text:p>to sink; fail; collap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4" office:value-type="string" calcext:value-type="string">
            <text:p>fracas </text:p>
          </table:table-cell>
          <table:table-cell table:style-name="ce8" office:value-type="string" calcext:value-type="string">
            <text:p>a loud quarrel; braw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fractious </text:p>
          </table:table-cell>
          <table:table-cell table:style-name="ce8" office:value-type="string" calcext:value-type="string">
            <text:p>quarrelsome; unruly; rebelli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fresco </text:p>
          </table:table-cell>
          <table:table-cell table:style-name="ce8" office:value-type="string" calcext:value-type="string">
            <text:p>a painting done on plast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4" office:value-type="string" calcext:value-type="string">
            <text:p>frieze </text:p>
          </table:table-cell>
          <table:table-cell table:style-name="ce8" office:value-type="string" calcext:value-type="string">
            <text:p>ornamental band on a wa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froward </text:p>
          </table:table-cell>
          <table:table-cell table:style-name="ce8" office:value-type="string" calcext:value-type="string">
            <text:p>stubbornly contrary; obstinately disobedi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4" office:value-type="string" calcext:value-type="string">
            <text:p>frugality </text:p>
          </table:table-cell>
          <table:table-cell table:style-name="ce8" office:value-type="string" calcext:value-type="string">
            <text:p>thrif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fulminate </text:p>
          </table:table-cell>
          <table:table-cell table:style-name="ce8" office:value-type="string" calcext:value-type="string">
            <text:p>to attack loudly; denou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4" office:value-type="string" calcext:value-type="string">
            <text:p>fulsome </text:p>
          </table:table-cell>
          <table:table-cell table:style-name="ce8" office:value-type="string" calcext:value-type="string">
            <text:p>so excessive as to be disgust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4" office:value-type="string" calcext:value-type="string">
            <text:p>fusion </text:p>
          </table:table-cell>
          <table:table-cell table:style-name="ce8" office:value-type="string" calcext:value-type="string">
            <text:p>union; synthesi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futile </text:p>
          </table:table-cell>
          <table:table-cell table:style-name="ce8" office:value-type="string" calcext:value-type="string">
            <text:p>ineffective; useless; fruitl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4" office:value-type="string" calcext:value-type="string">
            <text:p>gainsay </text:p>
          </table:table-cell>
          <table:table-cell table:style-name="ce8" office:value-type="string" calcext:value-type="string">
            <text:p>to deny; dispute; oppo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gambol </text:p>
          </table:table-cell>
          <table:table-cell table:style-name="ce8" office:value-type="string" calcext:value-type="string">
            <text:p>to frolic; leap playful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garrulous </text:p>
          </table:table-cell>
          <table:table-cell table:style-name="ce8" office:value-type="string" calcext:value-type="string">
            <text:p>very talkative; word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4" office:value-type="string" calcext:value-type="string">
            <text:p>gauche </text:p>
          </table:table-cell>
          <table:table-cell table:style-name="ce8" office:value-type="string" calcext:value-type="string">
            <text:p>coarse and uncouth; clums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4" office:value-type="string" calcext:value-type="string">
            <text:p>geniality </text:p>
          </table:table-cell>
          <table:table-cell table:style-name="ce8" office:value-type="string" calcext:value-type="string">
            <text:p>cheerfulness; kindliness; sociabilit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gerrymander </text:p>
          </table:table-cell>
          <table:table-cell table:style-name="ce8" office:value-type="string" calcext:value-type="string">
            <text:p>to divide an area into voting districts in a way that favors a political par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glib </text:p>
          </table:table-cell>
          <table:table-cell table:style-name="ce8" office:value-type="string" calcext:value-type="string">
            <text:p>fluent in an insincere way; offhan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4" office:value-type="string" calcext:value-type="string">
            <text:p>goad </text:p>
          </table:table-cell>
          <table:table-cell table:style-name="ce8" office:value-type="string" calcext:value-type="string">
            <text:p>to prod; urge 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gossamer </text:p>
          </table:table-cell>
          <table:table-cell table:style-name="ce8" office:value-type="string" calcext:value-type="string">
            <text:p>sheer; light and delicate; like cobweb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4" office:value-type="string" calcext:value-type="string">
            <text:p>gouge </text:p>
          </table:table-cell>
          <table:table-cell table:style-name="ce8" office:value-type="string" calcext:value-type="string">
            <text:p>to tear out; scoop out; overcharg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grandiloquent </text:p>
          </table:table-cell>
          <table:table-cell table:style-name="ce8" office:value-type="string" calcext:value-type="string">
            <text:p>pompous; bombastic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4" office:value-type="string" calcext:value-type="string">
            <text:p>gregarious </text:p>
          </table:table-cell>
          <table:table-cell table:style-name="ce8" office:value-type="string" calcext:value-type="string">
            <text:p>outgoing; socia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4" office:value-type="string" calcext:value-type="string">
            <text:p>grouse </text:p>
          </table:table-cell>
          <table:table-cell table:style-name="ce8" office:value-type="string" calcext:value-type="string">
            <text:p>to complai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guileless </text:p>
          </table:table-cell>
          <table:table-cell table:style-name="ce8" office:value-type="string" calcext:value-type="string">
            <text:p>free of cunning or deceit; artl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4" office:value-type="string" calcext:value-type="string">
            <text:p>guise </text:p>
          </table:table-cell>
          <table:table-cell table:style-name="ce8" office:value-type="string" calcext:value-type="string">
            <text:p>outward appearance; false appeara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4" office:value-type="string" calcext:value-type="string">
            <text:p>gullible </text:p>
          </table:table-cell>
          <table:table-cell table:style-name="ce8" office:value-type="string" calcext:value-type="string">
            <text:p>easily deceiv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4" office:value-type="string" calcext:value-type="string">
            <text:p>gustatory </text:p>
          </table:table-cell>
          <table:table-cell table:style-name="ce8" office:value-type="string" calcext:value-type="string">
            <text:p>affecting the sense of tas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4" office:value-type="string" calcext:value-type="string">
            <text:p>halcyon </text:p>
          </table:table-cell>
          <table:table-cell table:style-name="ce8" office:value-type="string" calcext:value-type="string">
            <text:p>calm and peaceful; happy; golden; prosper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4" office:value-type="string" calcext:value-type="string">
            <text:p>hallowed </text:p>
          </table:table-cell>
          <table:table-cell table:style-name="ce8" office:value-type="string" calcext:value-type="string">
            <text:p>holy; sacr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harangue </text:p>
          </table:table-cell>
          <table:table-cell table:style-name="ce8" office:value-type="string" calcext:value-type="string">
            <text:p>long, pompous speech; tirad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4" office:value-type="string" calcext:value-type="string">
            <text:p>harrowing </text:p>
          </table:table-cell>
          <table:table-cell table:style-name="ce8" office:value-type="string" calcext:value-type="string">
            <text:p>extremely distressing; terrify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4" office:value-type="string" calcext:value-type="string">
            <text:p>herbivorous </text:p>
          </table:table-cell>
          <table:table-cell table:style-name="ce8" office:value-type="string" calcext:value-type="string">
            <text:p>an animal that feeds mainly on plant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hermetic </text:p>
          </table:table-cell>
          <table:table-cell table:style-name="ce8" office:value-type="string" calcext:value-type="string">
            <text:p>tightly sealed; magic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heterodox </text:p>
          </table:table-cell>
          <table:table-cell table:style-name="ce8" office:value-type="string" calcext:value-type="string">
            <text:p>not widely accept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4" office:value-type="string" calcext:value-type="string">
            <text:p>hieroglyphics </text:p>
          </table:table-cell>
          <table:table-cell table:style-name="ce8" office:value-type="string" calcext:value-type="string">
            <text:p>a system of writing in which pictorial symbols represent meanings or sounds; writing or symbols that are difficult to deciph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4" office:value-type="string" calcext:value-type="string">
            <text:p>hirsute </text:p>
          </table:table-cell>
          <table:table-cell table:style-name="ce8" office:value-type="string" calcext:value-type="string">
            <text:p>covered with hai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377" calcext:value-type="float">
            <text:p>377</text:p>
          </table:table-cell>
          <table:table-cell table:style-name="ce4" office:value-type="string" calcext:value-type="string">
            <text:p>histrionic </text:p>
          </table:table-cell>
          <table:table-cell table:style-name="ce8" office:value-type="string" calcext:value-type="string">
            <text:p>relating to exaggerated emotional behavior calculated for effect; theatrical acts or performance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378" calcext:value-type="float">
            <text:p>378</text:p>
          </table:table-cell>
          <table:table-cell table:style-name="ce4" office:value-type="string" calcext:value-type="string">
            <text:p>homeostasis </text:p>
          </table:table-cell>
          <table:table-cell table:style-name="ce8" office:value-type="string" calcext:value-type="string">
            <text:p>automatic maintenance by an organism in balance with itself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4" office:value-type="string" calcext:value-type="string">
            <text:p>homily </text:p>
          </table:table-cell>
          <table:table-cell table:style-name="ce8" office:value-type="string" calcext:value-type="string">
            <text:p>sermon; tedious moralizing lectu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homogeneous </text:p>
          </table:table-cell>
          <table:table-cell table:style-name="ce8" office:value-type="string" calcext:value-type="string">
            <text:p>composed of identical parts; uniform in composi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hyperbole </text:p>
          </table:table-cell>
          <table:table-cell table:style-name="ce8" office:value-type="string" calcext:value-type="string">
            <text:p>purposeful exaggeration for effec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4" office:value-type="string" calcext:value-type="string">
            <text:p>iconoclastic </text:p>
          </table:table-cell>
          <table:table-cell table:style-name="ce8" office:value-type="string" calcext:value-type="string">
            <text:p>attacking cherished tradition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4" office:value-type="string" calcext:value-type="string">
            <text:p>idolatry </text:p>
          </table:table-cell>
          <table:table-cell table:style-name="ce8" office:value-type="string" calcext:value-type="string">
            <text:p>idol worship; blind or excessive devo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4" office:value-type="string" calcext:value-type="string">
            <text:p>igneous </text:p>
          </table:table-cell>
          <table:table-cell table:style-name="ce8" office:value-type="string" calcext:value-type="string">
            <text:p>produced by fire; volcanic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4" office:value-type="string" calcext:value-type="string">
            <text:p>imbroglio </text:p>
          </table:table-cell>
          <table:table-cell table:style-name="ce8" office:value-type="string" calcext:value-type="string">
            <text:p>complicated situation; an entanglem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4" office:value-type="string" calcext:value-type="string">
            <text:p>immutable </text:p>
          </table:table-cell>
          <table:table-cell table:style-name="ce8" office:value-type="string" calcext:value-type="string">
            <text:p>unchangea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4" office:value-type="string" calcext:value-type="string">
            <text:p>impair </text:p>
          </table:table-cell>
          <table:table-cell table:style-name="ce8" office:value-type="string" calcext:value-type="string">
            <text:p>to damage; inju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4" office:value-type="string" calcext:value-type="string">
            <text:p>impassive </text:p>
          </table:table-cell>
          <table:table-cell table:style-name="ce8" office:value-type="string" calcext:value-type="string">
            <text:p>showing no emo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4" office:value-type="string" calcext:value-type="string">
            <text:p>impecunious </text:p>
          </table:table-cell>
          <table:table-cell table:style-name="ce8" office:value-type="string" calcext:value-type="string">
            <text:p>poor; having no mone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impede </text:p>
          </table:table-cell>
          <table:table-cell table:style-name="ce8" office:value-type="string" calcext:value-type="string">
            <text:p>to hinder; bloc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4" office:value-type="string" calcext:value-type="string">
            <text:p>impermeable </text:p>
          </table:table-cell>
          <table:table-cell table:style-name="ce8" office:value-type="string" calcext:value-type="string">
            <text:p>impossible to perme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4" office:value-type="string" calcext:value-type="string">
            <text:p>imperturbable </text:p>
          </table:table-cell>
          <table:table-cell table:style-name="ce8" office:value-type="string" calcext:value-type="string">
            <text:p>not easily disturb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impervious </text:p>
          </table:table-cell>
          <table:table-cell table:style-name="ce8" office:value-type="string" calcext:value-type="string">
            <text:p>incapable of being affected; impossible to penetr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4" office:value-type="string" calcext:value-type="string">
            <text:p>impinge </text:p>
          </table:table-cell>
          <table:table-cell table:style-name="ce8" office:value-type="string" calcext:value-type="string">
            <text:p>to strike; encroac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4" office:value-type="string" calcext:value-type="string">
            <text:p>implacable </text:p>
          </table:table-cell>
          <table:table-cell table:style-name="ce8" office:value-type="string" calcext:value-type="string">
            <text:p>inflexible; incable of being pleased or calmed dow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implausible </text:p>
          </table:table-cell>
          <table:table-cell table:style-name="ce8" office:value-type="string" calcext:value-type="string">
            <text:p>unlikely; unbelieva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4" office:value-type="string" calcext:value-type="string">
            <text:p>implicit </text:p>
          </table:table-cell>
          <table:table-cell table:style-name="ce8" office:value-type="string" calcext:value-type="string">
            <text:p>implied; understood but not stat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4" office:value-type="string" calcext:value-type="string">
            <text:p>implode </text:p>
          </table:table-cell>
          <table:table-cell table:style-name="ce8" office:value-type="string" calcext:value-type="string">
            <text:p>collapse inward violent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4" office:value-type="string" calcext:value-type="string">
            <text:p>imprecation </text:p>
          </table:table-cell>
          <table:table-cell table:style-name="ce8" office:value-type="string" calcext:value-type="string">
            <text:p>curse; damn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impute </text:p>
          </table:table-cell>
          <table:table-cell table:style-name="ce8" office:value-type="string" calcext:value-type="string">
            <text:p>to attribute the fault to; relate to a particular cause or sour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4" office:value-type="string" calcext:value-type="string">
            <text:p>inadvertently </text:p>
          </table:table-cell>
          <table:table-cell table:style-name="ce8" office:value-type="string" calcext:value-type="string">
            <text:p>carelessly; unintentional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4" office:value-type="string" calcext:value-type="string">
            <text:p>incarnate </text:p>
          </table:table-cell>
          <table:table-cell table:style-name="ce8" office:value-type="string" calcext:value-type="string">
            <text:p>having bodily for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4" office:value-type="string" calcext:value-type="string">
            <text:p>inchoate </text:p>
          </table:table-cell>
          <table:table-cell table:style-name="ce8" office:value-type="string" calcext:value-type="string">
            <text:p>imperfectly formed or formulat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4" office:value-type="string" calcext:value-type="string">
            <text:p>incongruity </text:p>
          </table:table-cell>
          <table:table-cell table:style-name="ce8" office:value-type="string" calcext:value-type="string">
            <text:p>state of not fitt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4" office:value-type="string" calcext:value-type="string">
            <text:p>inconsequential </text:p>
          </table:table-cell>
          <table:table-cell table:style-name="ce8" office:value-type="string" calcext:value-type="string">
            <text:p>insignificant; unimporta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406" calcext:value-type="float">
            <text:p>406</text:p>
          </table:table-cell>
          <table:table-cell table:style-name="ce4" office:value-type="string" calcext:value-type="string">
            <text:p>incorporate </text:p>
          </table:table-cell>
          <table:table-cell table:style-name="ce8" office:value-type="string" calcext:value-type="string">
            <text:p>introduce something into another thing already in existe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4" office:value-type="string" calcext:value-type="string">
            <text:p>incursion </text:p>
          </table:table-cell>
          <table:table-cell table:style-name="ce8" office:value-type="string" calcext:value-type="string">
            <text:p>sudden invas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4" office:value-type="string" calcext:value-type="string">
            <text:p>indeterminate </text:p>
          </table:table-cell>
          <table:table-cell table:style-name="ce8" office:value-type="string" calcext:value-type="string">
            <text:p>uncertain; indefini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4" office:value-type="string" calcext:value-type="string">
            <text:p>indigence </text:p>
          </table:table-cell>
          <table:table-cell table:style-name="ce8" office:value-type="string" calcext:value-type="string">
            <text:p>pover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4" office:value-type="string" calcext:value-type="string">
            <text:p>indolent </text:p>
          </table:table-cell>
          <table:table-cell table:style-name="ce8" office:value-type="string" calcext:value-type="string">
            <text:p>habitually lazy; id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4" office:value-type="string" calcext:value-type="string">
            <text:p>ineluctable </text:p>
          </table:table-cell>
          <table:table-cell table:style-name="ce8" office:value-type="string" calcext:value-type="string">
            <text:p>not to be avoided or escaped; inevitab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4" office:value-type="string" calcext:value-type="string">
            <text:p>inert </text:p>
          </table:table-cell>
          <table:table-cell table:style-name="ce8" office:value-type="string" calcext:value-type="string">
            <text:p>unable to move; sluggis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4" office:value-type="string" calcext:value-type="string">
            <text:p>ingenuous </text:p>
          </table:table-cell>
          <table:table-cell table:style-name="ce8" office:value-type="string" calcext:value-type="string">
            <text:p>naive and trusting; lacking sophistic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inherent </text:p>
          </table:table-cell>
          <table:table-cell table:style-name="ce8" office:value-type="string" calcext:value-type="string">
            <text:p>firmly established by nature or habi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innocuous </text:p>
          </table:table-cell>
          <table:table-cell table:style-name="ce8" office:value-type="string" calcext:value-type="string">
            <text:p>harml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insensible </text:p>
          </table:table-cell>
          <table:table-cell table:style-name="ce8" office:value-type="string" calcext:value-type="string">
            <text:p>unconscious; unresponsiv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insinuate </text:p>
          </table:table-cell>
          <table:table-cell table:style-name="ce8" office:value-type="string" calcext:value-type="string">
            <text:p>to suggest; say indirectly; imp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insipid </text:p>
          </table:table-cell>
          <table:table-cell table:style-name="ce8" office:value-type="string" calcext:value-type="string">
            <text:p>lacking in flavor; dul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4" office:value-type="string" calcext:value-type="string">
            <text:p>insouciant </text:p>
          </table:table-cell>
          <table:table-cell table:style-name="ce8" office:value-type="string" calcext:value-type="string">
            <text:p>indifferent; lacking concern or ca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insularity </text:p>
          </table:table-cell>
          <table:table-cell table:style-name="ce8" office:value-type="string" calcext:value-type="string">
            <text:p>narrow-mindedness; isol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insuperable </text:p>
          </table:table-cell>
          <table:table-cell table:style-name="ce8" office:value-type="string" calcext:value-type="string">
            <text:p>insurmountable; unconquerab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intangible </text:p>
          </table:table-cell>
          <table:table-cell table:style-name="ce8" office:value-type="string" calcext:value-type="string">
            <text:p>not materi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interdict </text:p>
          </table:table-cell>
          <table:table-cell table:style-name="ce8" office:value-type="string" calcext:value-type="string">
            <text:p>to forbid; prohibi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internecine </text:p>
          </table:table-cell>
          <table:table-cell table:style-name="ce8" office:value-type="string" calcext:value-type="string">
            <text:p>deadly to both sid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interpolate </text:p>
          </table:table-cell>
          <table:table-cell table:style-name="ce8" office:value-type="string" calcext:value-type="string">
            <text:p>to insert; change by adding new words or materi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interregnum </text:p>
          </table:table-cell>
          <table:table-cell table:style-name="ce8" office:value-type="string" calcext:value-type="string">
            <text:p>interval between reigns; gap in continuit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intimate </text:p>
          </table:table-cell>
          <table:table-cell table:style-name="ce8" office:value-type="string" calcext:value-type="string">
            <text:p>marked by close acquainta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intractable </text:p>
          </table:table-cell>
          <table:table-cell table:style-name="ce8" office:value-type="string" calcext:value-type="string">
            <text:p>not easily manag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intransigence </text:p>
          </table:table-cell>
          <table:table-cell table:style-name="ce8" office:value-type="string" calcext:value-type="string">
            <text:p>stubbornness; refusal to compromi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introspective </text:p>
          </table:table-cell>
          <table:table-cell table:style-name="ce8" office:value-type="string" calcext:value-type="string">
            <text:p>contemplating one's own thoughts and feeling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inundate </text:p>
          </table:table-cell>
          <table:table-cell table:style-name="ce8" office:value-type="string" calcext:value-type="string">
            <text:p>to cover with water, overwhelm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inured </text:p>
          </table:table-cell>
          <table:table-cell table:style-name="ce8" office:value-type="string" calcext:value-type="string">
            <text:p>hardened; accustomed; used t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invective </text:p>
          </table:table-cell>
          <table:table-cell table:style-name="ce8" office:value-type="string" calcext:value-type="string">
            <text:p>verbal abu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4" office:value-type="string" calcext:value-type="string">
            <text:p>inveigh </text:p>
          </table:table-cell>
          <table:table-cell table:style-name="ce8" office:value-type="string" calcext:value-type="string">
            <text:p>to disapprove; protest vehement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inveigle </text:p>
          </table:table-cell>
          <table:table-cell table:style-name="ce8" office:value-type="string" calcext:value-type="string">
            <text:p>to win over by flattering or coax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4" office:value-type="string" calcext:value-type="string">
            <text:p>inveterate </text:p>
          </table:table-cell>
          <table:table-cell table:style-name="ce8" office:value-type="string" calcext:value-type="string">
            <text:p>confirmed; long stand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invidious </text:p>
          </table:table-cell>
          <table:table-cell table:style-name="ce8" office:value-type="string" calcext:value-type="string">
            <text:p>likely to provoke ill wi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4" office:value-type="string" calcext:value-type="string">
            <text:p>irascible </text:p>
          </table:table-cell>
          <table:table-cell table:style-name="ce8" office:value-type="string" calcext:value-type="string">
            <text:p>easily anger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4" office:value-type="string" calcext:value-type="string">
            <text:p>irresolute </text:p>
          </table:table-cell>
          <table:table-cell table:style-name="ce8" office:value-type="string" calcext:value-type="string">
            <text:p>unsure of how to act; wea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4" office:value-type="string" calcext:value-type="string">
            <text:p>itinerant </text:p>
          </table:table-cell>
          <table:table-cell table:style-name="ce8" office:value-type="string" calcext:value-type="string">
            <text:p>wandering from place to place; unsettl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4" office:value-type="string" calcext:value-type="string">
            <text:p>itinerary </text:p>
          </table:table-cell>
          <table:table-cell table:style-name="ce8" office:value-type="string" calcext:value-type="string">
            <text:p>route of a traveler's journe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jaundiced </text:p>
          </table:table-cell>
          <table:table-cell table:style-name="ce8" office:value-type="string" calcext:value-type="string">
            <text:p>having a yellowish discoloration of the skin; affected by env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4" office:value-type="string" calcext:value-type="string">
            <text:p>jibe </text:p>
          </table:table-cell>
          <table:table-cell table:style-name="ce8" office:value-type="string" calcext:value-type="string">
            <text:p>to be in agreem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jocose </text:p>
          </table:table-cell>
          <table:table-cell table:style-name="ce8" office:value-type="string" calcext:value-type="string">
            <text:p>fond of joking; jocula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4" office:value-type="string" calcext:value-type="string">
            <text:p>juggernaut </text:p>
          </table:table-cell>
          <table:table-cell table:style-name="ce8" office:value-type="string" calcext:value-type="string">
            <text:p>huge force destroying everything in its pat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junta </text:p>
          </table:table-cell>
          <table:table-cell table:style-name="ce8" office:value-type="string" calcext:value-type="string">
            <text:p>group of people united in political intrigu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4" office:value-type="string" calcext:value-type="string">
            <text:p>juxtapose </text:p>
          </table:table-cell>
          <table:table-cell table:style-name="ce8" office:value-type="string" calcext:value-type="string">
            <text:p>place side by sid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4" office:value-type="string" calcext:value-type="string">
            <text:p>kudos </text:p>
          </table:table-cell>
          <table:table-cell table:style-name="ce8" office:value-type="string" calcext:value-type="string">
            <text:p>fame; glory; hon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4" office:value-type="string" calcext:value-type="string">
            <text:p>labile </text:p>
          </table:table-cell>
          <table:table-cell table:style-name="ce8" office:value-type="string" calcext:value-type="string">
            <text:p>likely to chang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laconic </text:p>
          </table:table-cell>
          <table:table-cell table:style-name="ce8" office:value-type="string" calcext:value-type="string">
            <text:p>using few word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4" office:value-type="string" calcext:value-type="string">
            <text:p>lambaste </text:p>
          </table:table-cell>
          <table:table-cell table:style-name="ce8" office:value-type="string" calcext:value-type="string">
            <text:p>to trash verbally or physical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4" office:value-type="string" calcext:value-type="string">
            <text:p>lascivious </text:p>
          </table:table-cell>
          <table:table-cell table:style-name="ce8" office:value-type="string" calcext:value-type="string">
            <text:p>lustfu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4" office:value-type="string" calcext:value-type="string">
            <text:p>lassitude </text:p>
          </table:table-cell>
          <table:table-cell table:style-name="ce8" office:value-type="string" calcext:value-type="string">
            <text:p>lethargy; sluggish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4" office:value-type="string" calcext:value-type="string">
            <text:p>latent </text:p>
          </table:table-cell>
          <table:table-cell table:style-name="ce8" office:value-type="string" calcext:value-type="string">
            <text:p>dormant; potential not appar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4" office:value-type="string" calcext:value-type="string">
            <text:p>laud </text:p>
          </table:table-cell>
          <table:table-cell table:style-name="ce8" office:value-type="string" calcext:value-type="string">
            <text:p>prai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4" office:value-type="string" calcext:value-type="string">
            <text:p>lethargic </text:p>
          </table:table-cell>
          <table:table-cell table:style-name="ce8" office:value-type="string" calcext:value-type="string">
            <text:p>inact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4" office:value-type="string" calcext:value-type="string">
            <text:p>levee </text:p>
          </table:table-cell>
          <table:table-cell table:style-name="ce8" office:value-type="string" calcext:value-type="string">
            <text:p>en embankment that prevents a river from overflow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4" office:value-type="string" calcext:value-type="string">
            <text:p>levity </text:p>
          </table:table-cell>
          <table:table-cell table:style-name="ce8" office:value-type="string" calcext:value-type="string">
            <text:p>light manner or attitud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4" office:value-type="string" calcext:value-type="string">
            <text:p>liberal </text:p>
          </table:table-cell>
          <table:table-cell table:style-name="ce8" office:value-type="string" calcext:value-type="string">
            <text:p>tolerant; broad-mind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4" office:value-type="string" calcext:value-type="string">
            <text:p>libertine </text:p>
          </table:table-cell>
          <table:table-cell table:style-name="ce8" office:value-type="string" calcext:value-type="string">
            <text:p>one without moral restrai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4" office:value-type="string" calcext:value-type="string">
            <text:p>libido </text:p>
          </table:table-cell>
          <table:table-cell table:style-name="ce8" office:value-type="string" calcext:value-type="string">
            <text:p>sexual desi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4" office:value-type="string" calcext:value-type="string">
            <text:p>Lilliputian </text:p>
          </table:table-cell>
          <table:table-cell table:style-name="ce8" office:value-type="string" calcext:value-type="string">
            <text:p>extremely sma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4" office:value-type="string" calcext:value-type="string">
            <text:p>limn </text:p>
          </table:table-cell>
          <table:table-cell table:style-name="ce8" office:value-type="string" calcext:value-type="string">
            <text:p>to draw, describ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4" office:value-type="string" calcext:value-type="string">
            <text:p>limpid </text:p>
          </table:table-cell>
          <table:table-cell table:style-name="ce8" office:value-type="string" calcext:value-type="string">
            <text:p>clear; transpar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4" office:value-type="string" calcext:value-type="string">
            <text:p>linguistic </text:p>
          </table:table-cell>
          <table:table-cell table:style-name="ce8" office:value-type="string" calcext:value-type="string">
            <text:p>pertaining to languag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4" office:value-type="string" calcext:value-type="string">
            <text:p>litany </text:p>
          </table:table-cell>
          <table:table-cell table:style-name="ce8" office:value-type="string" calcext:value-type="string">
            <text:p>lengthy recitation; repetitive cha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4" office:value-type="string" calcext:value-type="string">
            <text:p>literati </text:p>
          </table:table-cell>
          <table:table-cell table:style-name="ce8" office:value-type="string" calcext:value-type="string">
            <text:p>scholarly of learned person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4" office:value-type="string" calcext:value-type="string">
            <text:p>litigation </text:p>
          </table:table-cell>
          <table:table-cell table:style-name="ce8" office:value-type="string" calcext:value-type="string">
            <text:p>legal proceeding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4" office:value-type="string" calcext:value-type="string">
            <text:p>log </text:p>
          </table:table-cell>
          <table:table-cell table:style-name="ce8" office:value-type="string" calcext:value-type="string">
            <text:p>record of a voyage; record of daily activitie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loquacious </text:p>
          </table:table-cell>
          <table:table-cell table:style-name="ce8" office:value-type="string" calcext:value-type="string">
            <text:p>talkat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4" office:value-type="string" calcext:value-type="string">
            <text:p>lucid </text:p>
          </table:table-cell>
          <table:table-cell table:style-name="ce8" office:value-type="string" calcext:value-type="string">
            <text:p>bright; clear; intelligi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4" office:value-type="string" calcext:value-type="string">
            <text:p>lucre </text:p>
          </table:table-cell>
          <table:table-cell table:style-name="ce8" office:value-type="string" calcext:value-type="string">
            <text:p>money or profi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4" office:value-type="string" calcext:value-type="string">
            <text:p>luminous </text:p>
          </table:table-cell>
          <table:table-cell table:style-name="ce8" office:value-type="string" calcext:value-type="string">
            <text:p>bright; brilliant; glow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4" office:value-type="string" calcext:value-type="string">
            <text:p>lustrous </text:p>
          </table:table-cell>
          <table:table-cell table:style-name="ce8" office:value-type="string" calcext:value-type="string">
            <text:p>shin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Machiavellian </text:p>
          </table:table-cell>
          <table:table-cell table:style-name="ce8" office:value-type="string" calcext:value-type="string">
            <text:p>crafty; double-deal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4" office:value-type="string" calcext:value-type="string">
            <text:p>machinations </text:p>
          </table:table-cell>
          <table:table-cell table:style-name="ce8" office:value-type="string" calcext:value-type="string">
            <text:p>plots or schem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4" office:value-type="string" calcext:value-type="string">
            <text:p>maelstrom </text:p>
          </table:table-cell>
          <table:table-cell table:style-name="ce8" office:value-type="string" calcext:value-type="string">
            <text:p>whirlpool; turmoi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4" office:value-type="string" calcext:value-type="string">
            <text:p>magnanimity </text:p>
          </table:table-cell>
          <table:table-cell table:style-name="ce8" office:value-type="string" calcext:value-type="string">
            <text:p>generosity; nobil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malign </text:p>
          </table:table-cell>
          <table:table-cell table:style-name="ce8" office:value-type="string" calcext:value-type="string">
            <text:p>to speak evil of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malinger </text:p>
          </table:table-cell>
          <table:table-cell table:style-name="ce8" office:value-type="string" calcext:value-type="string">
            <text:p>to feign illness to escape duty </text:p>
            <text:p>Nevertheless, paradoxical though it may seem, cases of pure malingering of mental disease are comparatively ________ in actual practice. </text:p>
            <text:p>sporadic </text:p>
            <text:p>illogical </text:p>
            <text:p>intermittent </text:p>
            <text:p>obvious </text:p>
            <text:p>contradictory </text:p>
            <text:p>compell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4" office:value-type="string" calcext:value-type="string">
            <text:p>malleable </text:p>
          </table:table-cell>
          <table:table-cell table:style-name="ce8" office:value-type="string" calcext:value-type="string">
            <text:p>capable of being shaped by pounding; impression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maverick </text:p>
          </table:table-cell>
          <table:table-cell table:style-name="ce8" office:value-type="string" calcext:value-type="string">
            <text:p>dissente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megalomania </text:p>
          </table:table-cell>
          <table:table-cell table:style-name="ce8" office:value-type="string" calcext:value-type="string">
            <text:p>delusions of power or importa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menagerie </text:p>
          </table:table-cell>
          <table:table-cell table:style-name="ce8" office:value-type="string" calcext:value-type="string">
            <text:p>a variety of animals kept togeth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4" office:value-type="string" calcext:value-type="string">
            <text:p>mendacious </text:p>
          </table:table-cell>
          <table:table-cell table:style-name="ce8" office:value-type="string" calcext:value-type="string">
            <text:p>dishones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mendicant </text:p>
          </table:table-cell>
          <table:table-cell table:style-name="ce8" office:value-type="string" calcext:value-type="string">
            <text:p>begga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meretricious </text:p>
          </table:table-cell>
          <table:table-cell table:style-name="ce8" office:value-type="string" calcext:value-type="string">
            <text:p>gaudy; specious; falsely attract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4" office:value-type="string" calcext:value-type="string">
            <text:p>mesmerize </text:p>
          </table:table-cell>
          <table:table-cell table:style-name="ce8" office:value-type="string" calcext:value-type="string">
            <text:p>to hypnotiz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metamorphosis </text:p>
          </table:table-cell>
          <table:table-cell table:style-name="ce8" office:value-type="string" calcext:value-type="string">
            <text:p>change; transform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metaphysics </text:p>
          </table:table-cell>
          <table:table-cell table:style-name="ce8" office:value-type="string" calcext:value-type="string">
            <text:p>a branch of philosophy that investigates the ultimate nature of real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meteorological </text:p>
          </table:table-cell>
          <table:table-cell table:style-name="ce8" office:value-type="string" calcext:value-type="string">
            <text:p>concerned with the weathe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4" office:value-type="string" calcext:value-type="string">
            <text:p>meticulous </text:p>
          </table:table-cell>
          <table:table-cell table:style-name="ce8" office:value-type="string" calcext:value-type="string">
            <text:p>very careful; picky; fastidi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4" office:value-type="string" calcext:value-type="string">
            <text:p>mettle </text:p>
          </table:table-cell>
          <table:table-cell table:style-name="ce8" office:value-type="string" calcext:value-type="string">
            <text:p>courage; endura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mettlesome </text:p>
          </table:table-cell>
          <table:table-cell table:style-name="ce8" office:value-type="string" calcext:value-type="string">
            <text:p>full of courage and fortitud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4" office:value-type="string" calcext:value-type="string">
            <text:p>microcosm </text:p>
          </table:table-cell>
          <table:table-cell table:style-name="ce8" office:value-type="string" calcext:value-type="string">
            <text:p>a small system having analogies to a larger syste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4" office:value-type="string" calcext:value-type="string">
            <text:p>militate </text:p>
          </table:table-cell>
          <table:table-cell table:style-name="ce8" office:value-type="string" calcext:value-type="string">
            <text:p>to work agains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4" office:value-type="string" calcext:value-type="string">
            <text:p>minatory </text:p>
          </table:table-cell>
          <table:table-cell table:style-name="ce8" office:value-type="string" calcext:value-type="string">
            <text:p>threatening; menac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4" office:value-type="string" calcext:value-type="string">
            <text:p>minuscule </text:p>
          </table:table-cell>
          <table:table-cell table:style-name="ce8" office:value-type="string" calcext:value-type="string">
            <text:p>very sma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minutia </text:p>
          </table:table-cell>
          <table:table-cell table:style-name="ce8" office:value-type="string" calcext:value-type="string">
            <text:p>petty detail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misanthrope </text:p>
          </table:table-cell>
          <table:table-cell table:style-name="ce8" office:value-type="string" calcext:value-type="string">
            <text:p>one who hates humanity; one who dislikes other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4" office:value-type="string" calcext:value-type="string">
            <text:p>miscellany </text:p>
          </table:table-cell>
          <table:table-cell table:style-name="ce8" office:value-type="string" calcext:value-type="string">
            <text:p>mixture of writings on various subjec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miscreant </text:p>
          </table:table-cell>
          <table:table-cell table:style-name="ce8" office:value-type="string" calcext:value-type="string">
            <text:p>villain; crimin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misogynist </text:p>
          </table:table-cell>
          <table:table-cell table:style-name="ce8" office:value-type="string" calcext:value-type="string">
            <text:p>one who hates wome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mitigate </text:p>
          </table:table-cell>
          <table:table-cell table:style-name="ce8" office:value-type="string" calcext:value-type="string">
            <text:p>alleviate; to become less sever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mnemonic </text:p>
          </table:table-cell>
          <table:table-cell table:style-name="ce8" office:value-type="string" calcext:value-type="string">
            <text:p>related to memory; assisting memor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modicum </text:p>
          </table:table-cell>
          <table:table-cell table:style-name="ce8" office:value-type="string" calcext:value-type="string">
            <text:p>limited quant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mollify </text:p>
          </table:table-cell>
          <table:table-cell table:style-name="ce8" office:value-type="string" calcext:value-type="string">
            <text:p>to sooth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monolithic </text:p>
          </table:table-cell>
          <table:table-cell table:style-name="ce8" office:value-type="string" calcext:value-type="string">
            <text:p>solid and uniform; constituting a single, unified who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morose </text:p>
          </table:table-cell>
          <table:table-cell table:style-name="ce8" office:value-type="string" calcext:value-type="string">
            <text:p>ill-humored; sulle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motley </text:p>
          </table:table-cell>
          <table:table-cell table:style-name="ce8" office:value-type="string" calcext:value-type="string">
            <text:p>many colored; made up of many part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4" office:value-type="string" calcext:value-type="string">
            <text:p>multifarious </text:p>
          </table:table-cell>
          <table:table-cell table:style-name="ce8" office:value-type="string" calcext:value-type="string">
            <text:p>diver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visibility="filter"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mundane </text:p>
          </table:table-cell>
          <table:table-cell table:style-name="ce8" office:value-type="string" calcext:value-type="string">
            <text:p>worldly as opposed to spiritual; concerned with the ordinar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4" office:value-type="string" calcext:value-type="string">
            <text:p>necromancy </text:p>
          </table:table-cell>
          <table:table-cell table:style-name="ce8" office:value-type="string" calcext:value-type="string">
            <text:p>black magic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4" office:value-type="string" calcext:value-type="string">
            <text:p>negate </text:p>
          </table:table-cell>
          <table:table-cell table:style-name="ce8" office:value-type="string" calcext:value-type="string">
            <text:p>to cancel out; nullif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4" office:value-type="string" calcext:value-type="string">
            <text:p>neologism </text:p>
          </table:table-cell>
          <table:table-cell table:style-name="ce8" office:value-type="string" calcext:value-type="string">
            <text:p>new word or express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4" office:value-type="string" calcext:value-type="string">
            <text:p>neophyte </text:p>
          </table:table-cell>
          <table:table-cell table:style-name="ce8" office:value-type="string" calcext:value-type="string">
            <text:p>novice; beginne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4" office:value-type="string" calcext:value-type="string">
            <text:p>nexus </text:p>
          </table:table-cell>
          <table:table-cell table:style-name="ce8" office:value-type="string" calcext:value-type="string">
            <text:p>a means of connection; a cent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4" office:value-type="string" calcext:value-type="string">
            <text:p>nonplussed </text:p>
          </table:table-cell>
          <table:table-cell table:style-name="ce8" office:value-type="string" calcext:value-type="string">
            <text:p>bewilder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4" office:value-type="string" calcext:value-type="string">
            <text:p>nostalgia </text:p>
          </table:table-cell>
          <table:table-cell table:style-name="ce8" office:value-type="string" calcext:value-type="string">
            <text:p>sentimental longing for a past tim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4" office:value-type="string" calcext:value-type="string">
            <text:p>nostrum </text:p>
          </table:table-cell>
          <table:table-cell table:style-name="ce8" office:value-type="string" calcext:value-type="string">
            <text:p>medicine or remedy of doubtful effectiven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4" office:value-type="string" calcext:value-type="string">
            <text:p>nugatory </text:p>
          </table:table-cell>
          <table:table-cell table:style-name="ce8" office:value-type="string" calcext:value-type="string">
            <text:p>trifling; invali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4" office:value-type="string" calcext:value-type="string">
            <text:p>obdurate </text:p>
          </table:table-cell>
          <table:table-cell table:style-name="ce8" office:value-type="string" calcext:value-type="string">
            <text:p>stubbor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4" office:value-type="string" calcext:value-type="string">
            <text:p>obsequious </text:p>
          </table:table-cell>
          <table:table-cell table:style-name="ce8" office:value-type="string" calcext:value-type="string">
            <text:p>overly submiss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4" office:value-type="string" calcext:value-type="string">
            <text:p>obsequy </text:p>
          </table:table-cell>
          <table:table-cell table:style-name="ce8" office:value-type="string" calcext:value-type="string">
            <text:p>funeral ceremon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4" office:value-type="string" calcext:value-type="string">
            <text:p>obviate </text:p>
          </table:table-cell>
          <table:table-cell table:style-name="ce8" office:value-type="string" calcext:value-type="string">
            <text:p>to make unnecessary; to anticipate and prev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4" office:value-type="string" calcext:value-type="string">
            <text:p>occlude </text:p>
          </table:table-cell>
          <table:table-cell table:style-name="ce8" office:value-type="string" calcext:value-type="string">
            <text:p>to shut; bloc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occult </text:p>
          </table:table-cell>
          <table:table-cell table:style-name="ce8" office:value-type="string" calcext:value-type="string">
            <text:p>relating to practices connected with supernatural phenomena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4" office:value-type="string" calcext:value-type="string">
            <text:p>odyssey </text:p>
          </table:table-cell>
          <table:table-cell table:style-name="ce8" office:value-type="string" calcext:value-type="string">
            <text:p>a long, adventurous voyage; a ques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4" office:value-type="string" calcext:value-type="string">
            <text:p>officious </text:p>
          </table:table-cell>
          <table:table-cell table:style-name="ce8" office:value-type="string" calcext:value-type="string">
            <text:p>too helpful; meddlesom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4" office:value-type="string" calcext:value-type="string">
            <text:p>olfactory </text:p>
          </table:table-cell>
          <table:table-cell table:style-name="ce8" office:value-type="string" calcext:value-type="string">
            <text:p>concerning the sense of sme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4" office:value-type="string" calcext:value-type="string">
            <text:p>oligarchy </text:p>
          </table:table-cell>
          <table:table-cell table:style-name="ce8" office:value-type="string" calcext:value-type="string">
            <text:p>form of government in which power belongs to only a few leader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4" office:value-type="string" calcext:value-type="string">
            <text:p>onerous </text:p>
          </table:table-cell>
          <table:table-cell table:style-name="ce8" office:value-type="string" calcext:value-type="string">
            <text:p>burdensom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4" office:value-type="string" calcext:value-type="string">
            <text:p>onomatopoeia </text:p>
          </table:table-cell>
          <table:table-cell table:style-name="ce8" office:value-type="string" calcext:value-type="string">
            <text:p>formation or use of words that imitate sounds of the actions they refer to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4" office:value-type="string" calcext:value-type="string">
            <text:p>opprobrium </text:p>
          </table:table-cell>
          <table:table-cell table:style-name="ce8" office:value-type="string" calcext:value-type="string">
            <text:p>public disgrace; contemp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4" office:value-type="string" calcext:value-type="string">
            <text:p>ornithologist </text:p>
          </table:table-cell>
          <table:table-cell table:style-name="ce8" office:value-type="string" calcext:value-type="string">
            <text:p>scientist who studies bird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oscillate </text:p>
          </table:table-cell>
          <table:table-cell table:style-name="ce8" office:value-type="string" calcext:value-type="string">
            <text:p>to move back and fort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4" office:value-type="string" calcext:value-type="string">
            <text:p>ostentatious </text:p>
          </table:table-cell>
          <table:table-cell table:style-name="ce8" office:value-type="string" calcext:value-type="string">
            <text:p>showy; pretenti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overweening </text:p>
          </table:table-cell>
          <table:table-cell table:style-name="ce8" office:value-type="string" calcext:value-type="string">
            <text:p>presumptuous; arroga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paean </text:p>
          </table:table-cell>
          <table:table-cell table:style-name="ce8" office:value-type="string" calcext:value-type="string">
            <text:p>song of joy or triumph; a fervent expression of jo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4" office:value-type="string" calcext:value-type="string">
            <text:p>paleonthology </text:p>
          </table:table-cell>
          <table:table-cell table:style-name="ce8" office:value-type="string" calcext:value-type="string">
            <text:p>study of past geological eras through fossil remain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pallid </text:p>
          </table:table-cell>
          <table:table-cell table:style-name="ce8" office:value-type="string" calcext:value-type="string">
            <text:p>lacking color or livelin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4" office:value-type="string" calcext:value-type="string">
            <text:p>panegyric </text:p>
          </table:table-cell>
          <table:table-cell table:style-name="ce8" office:value-type="string" calcext:value-type="string">
            <text:p>elaborate praise; formal hymn of prai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4" office:value-type="string" calcext:value-type="string">
            <text:p>paragon </text:p>
          </table:table-cell>
          <table:table-cell table:style-name="ce8" office:value-type="string" calcext:value-type="string">
            <text:p>model of perfection or excelle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partisan </text:p>
          </table:table-cell>
          <table:table-cell table:style-name="ce8" office:value-type="string" calcext:value-type="string">
            <text:p>one-sided; committed to a party, group or cau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4" office:value-type="string" calcext:value-type="string">
            <text:p>pathological </text:p>
          </table:table-cell>
          <table:table-cell table:style-name="ce8" office:value-type="string" calcext:value-type="string">
            <text:p>departing from normal condi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4" office:value-type="string" calcext:value-type="string">
            <text:p>patois </text:p>
          </table:table-cell>
          <table:table-cell table:style-name="ce8" office:value-type="string" calcext:value-type="string">
            <text:p>jargon; a regional dialec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4" office:value-type="string" calcext:value-type="string">
            <text:p>paucity </text:p>
          </table:table-cell>
          <table:table-cell table:style-name="ce8" office:value-type="string" calcext:value-type="string">
            <text:p>scarc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4" office:value-type="string" calcext:value-type="string">
            <text:p>pedantic </text:p>
          </table:table-cell>
          <table:table-cell table:style-name="ce8" office:value-type="string" calcext:value-type="string">
            <text:p>showing off learn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4" office:value-type="string" calcext:value-type="string">
            <text:p>pellucid </text:p>
          </table:table-cell>
          <table:table-cell table:style-name="ce8" office:value-type="string" calcext:value-type="string">
            <text:p>transparent; easily understoo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4" office:value-type="string" calcext:value-type="string">
            <text:p>penchant </text:p>
          </table:table-cell>
          <table:table-cell table:style-name="ce8" office:value-type="string" calcext:value-type="string">
            <text:p>inclin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4" office:value-type="string" calcext:value-type="string">
            <text:p>penury </text:p>
          </table:table-cell>
          <table:table-cell table:style-name="ce8" office:value-type="string" calcext:value-type="string">
            <text:p>extreme pover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4" office:value-type="string" calcext:value-type="string">
            <text:p>peregrination </text:p>
          </table:table-cell>
          <table:table-cell table:style-name="ce8" office:value-type="string" calcext:value-type="string">
            <text:p>wandering from place to pla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4" office:value-type="string" calcext:value-type="string">
            <text:p>peremptory </text:p>
          </table:table-cell>
          <table:table-cell table:style-name="ce8" office:value-type="string" calcext:value-type="string">
            <text:p>imperative; leaving no choi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4" office:value-type="string" calcext:value-type="string">
            <text:p>perennial </text:p>
          </table:table-cell>
          <table:table-cell table:style-name="ce8" office:value-type="string" calcext:value-type="string">
            <text:p>present throughout the years; persist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4" office:value-type="string" calcext:value-type="string">
            <text:p>perfidious </text:p>
          </table:table-cell>
          <table:table-cell table:style-name="ce8" office:value-type="string" calcext:value-type="string">
            <text:p>faithless; disloyal; untrustworth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4" office:value-type="string" calcext:value-type="string">
            <text:p>perfunctory </text:p>
          </table:table-cell>
          <table:table-cell table:style-name="ce8" office:value-type="string" calcext:value-type="string">
            <text:p>superficial; performed really as a du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4" office:value-type="string" calcext:value-type="string">
            <text:p>perigee </text:p>
          </table:table-cell>
          <table:table-cell table:style-name="ce8" office:value-type="string" calcext:value-type="string">
            <text:p>point in an orbit that is closest to the eart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4" office:value-type="string" calcext:value-type="string">
            <text:p>permeable </text:p>
          </table:table-cell>
          <table:table-cell table:style-name="ce8" office:value-type="string" calcext:value-type="string">
            <text:p>penetra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4" office:value-type="string" calcext:value-type="string">
            <text:p>perturb </text:p>
          </table:table-cell>
          <table:table-cell table:style-name="ce8" office:value-type="string" calcext:value-type="string">
            <text:p>to disturb greatly; make uneasy or anxi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4" office:value-type="string" calcext:value-type="string">
            <text:p>pervasive </text:p>
          </table:table-cell>
          <table:table-cell table:style-name="ce8" office:value-type="string" calcext:value-type="string">
            <text:p>spread throughout every par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4" office:value-type="string" calcext:value-type="string">
            <text:p>petulant </text:p>
          </table:table-cell>
          <table:table-cell table:style-name="ce8" office:value-type="string" calcext:value-type="string">
            <text:p>rude; peevis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4" office:value-type="string" calcext:value-type="string">
            <text:p>phlegmatic </text:p>
          </table:table-cell>
          <table:table-cell table:style-name="ce8" office:value-type="string" calcext:value-type="string">
            <text:p>unemotional; calm in temperam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4" office:value-type="string" calcext:value-type="string">
            <text:p>phoenix </text:p>
          </table:table-cell>
          <table:table-cell table:style-name="ce8" office:value-type="string" calcext:value-type="string">
            <text:p>anything that is restored after suffering great destruc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4" office:value-type="string" calcext:value-type="string">
            <text:p>physiognomy </text:p>
          </table:table-cell>
          <table:table-cell table:style-name="ce8" office:value-type="string" calcext:value-type="string">
            <text:p>facial featur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4" office:value-type="string" calcext:value-type="string">
            <text:p>piety </text:p>
          </table:table-cell>
          <table:table-cell table:style-name="ce8" office:value-type="string" calcext:value-type="string">
            <text:p>devoutn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4" office:value-type="string" calcext:value-type="string">
            <text:p>piquant </text:p>
          </table:table-cell>
          <table:table-cell table:style-name="ce8" office:value-type="string" calcext:value-type="string">
            <text:p>pleasantly pungent; attracti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4" office:value-type="string" calcext:value-type="string">
            <text:p>pique </text:p>
          </table:table-cell>
          <table:table-cell table:style-name="ce8" office:value-type="string" calcext:value-type="string">
            <text:p>fleeting feeling or hurt prid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4" office:value-type="string" calcext:value-type="string">
            <text:p>placate </text:p>
          </table:table-cell>
          <table:table-cell table:style-name="ce8" office:value-type="string" calcext:value-type="string">
            <text:p>soothe; pacif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4" office:value-type="string" calcext:value-type="string">
            <text:p>placid </text:p>
          </table:table-cell>
          <table:table-cell table:style-name="ce8" office:value-type="string" calcext:value-type="string">
            <text:p>calm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4" office:value-type="string" calcext:value-type="string">
            <text:p>plaintive </text:p>
          </table:table-cell>
          <table:table-cell table:style-name="ce8" office:value-type="string" calcext:value-type="string">
            <text:p>melancholy; mournfu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4" office:value-type="string" calcext:value-type="string">
            <text:p>plasticity </text:p>
          </table:table-cell>
          <table:table-cell table:style-name="ce8" office:value-type="string" calcext:value-type="string">
            <text:p>pliability; condition of being able to be shaped or form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4" office:value-type="string" calcext:value-type="string">
            <text:p>platitude </text:p>
          </table:table-cell>
          <table:table-cell table:style-name="ce8" office:value-type="string" calcext:value-type="string">
            <text:p>stale; overused express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4" office:value-type="string" calcext:value-type="string">
            <text:p>platonic </text:p>
          </table:table-cell>
          <table:table-cell table:style-name="ce8" office:value-type="string" calcext:value-type="string">
            <text:p>spiritual; theoretic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4" office:value-type="string" calcext:value-type="string">
            <text:p>plethora </text:p>
          </table:table-cell>
          <table:table-cell table:style-name="ce8" office:value-type="string" calcext:value-type="string">
            <text:p>excess; overabunda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4" office:value-type="string" calcext:value-type="string">
            <text:p>plumb </text:p>
          </table:table-cell>
          <table:table-cell table:style-name="ce8" office:value-type="string" calcext:value-type="string">
            <text:p>to examine deeply; determine the dept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4" office:value-type="string" calcext:value-type="string">
            <text:p>plummet </text:p>
          </table:table-cell>
          <table:table-cell table:style-name="ce8" office:value-type="string" calcext:value-type="string">
            <text:p>to fall; plung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4" office:value-type="string" calcext:value-type="string">
            <text:p>plutocracy </text:p>
          </table:table-cell>
          <table:table-cell table:style-name="ce8" office:value-type="string" calcext:value-type="string">
            <text:p>society ruled by the wealth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4" office:value-type="string" calcext:value-type="string">
            <text:p>porous </text:p>
          </table:table-cell>
          <table:table-cell table:style-name="ce8" office:value-type="string" calcext:value-type="string">
            <text:p>full of holes; permeable to liquid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poseur </text:p>
          </table:table-cell>
          <table:table-cell table:style-name="ce8" office:value-type="string" calcext:value-type="string">
            <text:p>person who affects an attitude to impress other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pragmatic </text:p>
          </table:table-cell>
          <table:table-cell table:style-name="ce8" office:value-type="string" calcext:value-type="string">
            <text:p>practic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4" office:value-type="string" calcext:value-type="string">
            <text:p>prate </text:p>
          </table:table-cell>
          <table:table-cell table:style-name="ce8" office:value-type="string" calcext:value-type="string">
            <text:p>to talk idly; chatte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4" office:value-type="string" calcext:value-type="string">
            <text:p>prattle </text:p>
          </table:table-cell>
          <table:table-cell table:style-name="ce8" office:value-type="string" calcext:value-type="string">
            <text:p>meaningless, foolish tal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preamble </text:p>
          </table:table-cell>
          <table:table-cell table:style-name="ce8" office:value-type="string" calcext:value-type="string">
            <text:p>preliminary statem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4" office:value-type="string" calcext:value-type="string">
            <text:p>precarious </text:p>
          </table:table-cell>
          <table:table-cell table:style-name="ce8" office:value-type="string" calcext:value-type="string">
            <text:p>uncertai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4" office:value-type="string" calcext:value-type="string">
            <text:p>precept </text:p>
          </table:table-cell>
          <table:table-cell table:style-name="ce8" office:value-type="string" calcext:value-type="string">
            <text:p>principle; law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4" office:value-type="string" calcext:value-type="string">
            <text:p>precipitate </text:p>
          </table:table-cell>
          <table:table-cell table:style-name="ce8" office:value-type="string" calcext:value-type="string">
            <text:p>rash; hasty; sudden; done without deliber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4" office:value-type="string" calcext:value-type="string">
            <text:p>precipitate </text:p>
          </table:table-cell>
          <table:table-cell table:style-name="ce8" office:value-type="string" calcext:value-type="string">
            <text:p>to cause to happen; throw down from a heigh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4" office:value-type="string" calcext:value-type="string">
            <text:p>precursor </text:p>
          </table:table-cell>
          <table:table-cell table:style-name="ce8" office:value-type="string" calcext:value-type="string">
            <text:p>forerunner; predecesso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4" office:value-type="string" calcext:value-type="string">
            <text:p>preempt </text:p>
          </table:table-cell>
          <table:table-cell table:style-name="ce8" office:value-type="string" calcext:value-type="string">
            <text:p>to supersede; appropriate for oneself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4" office:value-type="string" calcext:value-type="string">
            <text:p>prehensile </text:p>
          </table:table-cell>
          <table:table-cell table:style-name="ce8" office:value-type="string" calcext:value-type="string">
            <text:p>capable of grasp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4" office:value-type="string" calcext:value-type="string">
            <text:p>premonition </text:p>
          </table:table-cell>
          <table:table-cell table:style-name="ce8" office:value-type="string" calcext:value-type="string">
            <text:p>forewarning; presentim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4" office:value-type="string" calcext:value-type="string">
            <text:p>presage </text:p>
          </table:table-cell>
          <table:table-cell table:style-name="ce8" office:value-type="string" calcext:value-type="string">
            <text:p>to foretell; indicate in adva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4" office:value-type="string" calcext:value-type="string">
            <text:p>presumptuous </text:p>
          </table:table-cell>
          <table:table-cell table:style-name="ce8" office:value-type="string" calcext:value-type="string">
            <text:p>rude; improperly bol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4" office:value-type="string" calcext:value-type="string">
            <text:p>preternatural </text:p>
          </table:table-cell>
          <table:table-cell table:style-name="ce8" office:value-type="string" calcext:value-type="string">
            <text:p>supernatural; beyond the normal use of natu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4" office:value-type="string" calcext:value-type="string">
            <text:p>prevaricate </text:p>
          </table:table-cell>
          <table:table-cell table:style-name="ce8" office:value-type="string" calcext:value-type="string">
            <text:p>to quibble; evade the trut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4" office:value-type="string" calcext:value-type="string">
            <text:p>primordial </text:p>
          </table:table-cell>
          <table:table-cell table:style-name="ce8" office:value-type="string" calcext:value-type="string">
            <text:p>original; existing from the beginn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4" office:value-type="string" calcext:value-type="string">
            <text:p>pristine </text:p>
          </table:table-cell>
          <table:table-cell table:style-name="ce8" office:value-type="string" calcext:value-type="string">
            <text:p>untouched; uncorrupt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4" office:value-type="string" calcext:value-type="string">
            <text:p>probity </text:p>
          </table:table-cell>
          <table:table-cell table:style-name="ce8" office:value-type="string" calcext:value-type="string">
            <text:p>honesty; high-mind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problematic </text:p>
          </table:table-cell>
          <table:table-cell table:style-name="ce8" office:value-type="string" calcext:value-type="string">
            <text:p>posing a problem; doubtfu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prodigal </text:p>
          </table:table-cell>
          <table:table-cell table:style-name="ce8" office:value-type="string" calcext:value-type="string">
            <text:p>wasteful; extravagant; lavis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profound </text:p>
          </table:table-cell>
          <table:table-cell table:style-name="ce8" office:value-type="string" calcext:value-type="string">
            <text:p>deep, not superfici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4" office:value-type="string" calcext:value-type="string">
            <text:p>prohibitive </text:p>
          </table:table-cell>
          <table:table-cell table:style-name="ce8" office:value-type="string" calcext:value-type="string">
            <text:p>so high as to prevent the purchase or use of, forbidd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4" office:value-type="string" calcext:value-type="string">
            <text:p>proliferate </text:p>
          </table:table-cell>
          <table:table-cell table:style-name="ce8" office:value-type="string" calcext:value-type="string">
            <text:p>to increase rapid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4" office:value-type="string" calcext:value-type="string">
            <text:p>propensity </text:p>
          </table:table-cell>
          <table:table-cell table:style-name="ce8" office:value-type="string" calcext:value-type="string">
            <text:p>inclination, tendenc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4" office:value-type="string" calcext:value-type="string">
            <text:p>propitiate </text:p>
          </table:table-cell>
          <table:table-cell table:style-name="ce8" office:value-type="string" calcext:value-type="string">
            <text:p>to win over, appea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4" office:value-type="string" calcext:value-type="string">
            <text:p>propriety </text:p>
          </table:table-cell>
          <table:table-cell table:style-name="ce8" office:value-type="string" calcext:value-type="string">
            <text:p>correct conduct, fit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4" office:value-type="string" calcext:value-type="string">
            <text:p>proscribe </text:p>
          </table:table-cell>
          <table:table-cell table:style-name="ce8" office:value-type="string" calcext:value-type="string">
            <text:p>to condemn, forbid, outlaw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4" office:value-type="string" calcext:value-type="string">
            <text:p>provident </text:p>
          </table:table-cell>
          <table:table-cell table:style-name="ce8" office:value-type="string" calcext:value-type="string">
            <text:p>providing for future need, frug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4" office:value-type="string" calcext:value-type="string">
            <text:p>puissant </text:p>
          </table:table-cell>
          <table:table-cell table:style-name="ce8" office:value-type="string" calcext:value-type="string">
            <text:p>powerfu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4" office:value-type="string" calcext:value-type="string">
            <text:p>punctilious </text:p>
          </table:table-cell>
          <table:table-cell table:style-name="ce8" office:value-type="string" calcext:value-type="string">
            <text:p>careful in observing rules of behavi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4" office:value-type="string" calcext:value-type="string">
            <text:p>pungent </text:p>
          </table:table-cell>
          <table:table-cell table:style-name="ce8" office:value-type="string" calcext:value-type="string">
            <text:p>penetrating, caustic, to the poi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4" office:value-type="string" calcext:value-type="string">
            <text:p>purport </text:p>
          </table:table-cell>
          <table:table-cell table:style-name="ce8" office:value-type="string" calcext:value-type="string">
            <text:p>to profess, suppose, clai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4" office:value-type="string" calcext:value-type="string">
            <text:p>pusillanimous </text:p>
          </table:table-cell>
          <table:table-cell table:style-name="ce8" office:value-type="string" calcext:value-type="string">
            <text:p>coward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4" office:value-type="string" calcext:value-type="string">
            <text:p>quagmire </text:p>
          </table:table-cell>
          <table:table-cell table:style-name="ce8" office:value-type="string" calcext:value-type="string">
            <text:p>marsh, difficult situ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4" office:value-type="string" calcext:value-type="string">
            <text:p>quail </text:p>
          </table:table-cell>
          <table:table-cell table:style-name="ce8" office:value-type="string" calcext:value-type="string">
            <text:p>to cower, lose hear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4" office:value-type="string" calcext:value-type="string">
            <text:p>qualified </text:p>
          </table:table-cell>
          <table:table-cell table:style-name="ce8" office:value-type="string" calcext:value-type="string">
            <text:p>limited, restrict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4" office:value-type="string" calcext:value-type="string">
            <text:p>qualm </text:p>
          </table:table-cell>
          <table:table-cell table:style-name="ce8" office:value-type="string" calcext:value-type="string">
            <text:p>sudden feeling of faintness or nausea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4" office:value-type="string" calcext:value-type="string">
            <text:p>query </text:p>
          </table:table-cell>
          <table:table-cell table:style-name="ce8" office:value-type="string" calcext:value-type="string">
            <text:p>ques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4" office:value-type="string" calcext:value-type="string">
            <text:p>quibble </text:p>
          </table:table-cell>
          <table:table-cell table:style-name="ce8" office:value-type="string" calcext:value-type="string">
            <text:p>to argue over insignificant and irrelevant detail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4" office:value-type="string" calcext:value-type="string">
            <text:p>quiescent </text:p>
          </table:table-cell>
          <table:table-cell table:style-name="ce8" office:value-type="string" calcext:value-type="string">
            <text:p>inactive, sti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4" office:value-type="string" calcext:value-type="string">
            <text:p>quorum </text:p>
          </table:table-cell>
          <table:table-cell table:style-name="ce8" office:value-type="string" calcext:value-type="string">
            <text:p>number of member necessary to conduct a meet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4" office:value-type="string" calcext:value-type="string">
            <text:p>raconteur </text:p>
          </table:table-cell>
          <table:table-cell table:style-name="ce8" office:value-type="string" calcext:value-type="string">
            <text:p>witty, skillful storytelle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4" office:value-type="string" calcext:value-type="string">
            <text:p>rail </text:p>
          </table:table-cell>
          <table:table-cell table:style-name="ce8" office:value-type="string" calcext:value-type="string">
            <text:p>to scold with bitter or abusive languag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4" office:value-type="string" calcext:value-type="string">
            <text:p>raiment </text:p>
          </table:table-cell>
          <table:table-cell table:style-name="ce8" office:value-type="string" calcext:value-type="string">
            <text:p>cloth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4" office:value-type="string" calcext:value-type="string">
            <text:p>ramification </text:p>
          </table:table-cell>
          <table:table-cell table:style-name="ce8" office:value-type="string" calcext:value-type="string">
            <text:p>implication, conseque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4" office:value-type="string" calcext:value-type="string">
            <text:p>rarefied </text:p>
          </table:table-cell>
          <table:table-cell table:style-name="ce8" office:value-type="string" calcext:value-type="string">
            <text:p>refin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4" office:value-type="string" calcext:value-type="string">
            <text:p>rationale </text:p>
          </table:table-cell>
          <table:table-cell table:style-name="ce8" office:value-type="string" calcext:value-type="string">
            <text:p>fundamental reas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4" office:value-type="string" calcext:value-type="string">
            <text:p>rebu </text:p>
          </table:table-cell>
          <table:table-cell table:style-name="ce8" office:value-type="string" calcext:value-type="string">
            <text:p>puzzle in whic pictures or symbols represent word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4" office:value-type="string" calcext:value-type="string">
            <text:p>recalcitrant </text:p>
          </table:table-cell>
          <table:table-cell table:style-name="ce8" office:value-type="string" calcext:value-type="string">
            <text:p>resisting authority or contro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4" office:value-type="string" calcext:value-type="string">
            <text:p>recant </text:p>
          </table:table-cell>
          <table:table-cell table:style-name="ce8" office:value-type="string" calcext:value-type="string">
            <text:p>retract a statement of opin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4" office:value-type="string" calcext:value-type="string">
            <text:p>recluse </text:p>
          </table:table-cell>
          <table:table-cell table:style-name="ce8" office:value-type="string" calcext:value-type="string">
            <text:p>person who lives in seclusion and often in solitud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4" office:value-type="string" calcext:value-type="string">
            <text:p>recondite </text:p>
          </table:table-cell>
          <table:table-cell table:style-name="ce8" office:value-type="string" calcext:value-type="string">
            <text:p>abstruse, profoun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4" office:value-type="string" calcext:value-type="string">
            <text:p>redoubtable </text:p>
          </table:table-cell>
          <table:table-cell table:style-name="ce8" office:value-type="string" calcext:value-type="string">
            <text:p>formidable, arousing fea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4" office:value-type="string" calcext:value-type="string">
            <text:p>refractory </text:p>
          </table:table-cell>
          <table:table-cell table:style-name="ce8" office:value-type="string" calcext:value-type="string">
            <text:p>stubborn, resisting ordinary methods of treatm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4" office:value-type="string" calcext:value-type="string">
            <text:p>refulgent </text:p>
          </table:table-cell>
          <table:table-cell table:style-name="ce8" office:value-type="string" calcext:value-type="string">
            <text:p>brightly shining, resplend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4" office:value-type="string" calcext:value-type="string">
            <text:p>refute </text:p>
          </table:table-cell>
          <table:table-cell table:style-name="ce8" office:value-type="string" calcext:value-type="string">
            <text:p>to contradict, dispro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4" office:value-type="string" calcext:value-type="string">
            <text:p>regale </text:p>
          </table:table-cell>
          <table:table-cell table:style-name="ce8" office:value-type="string" calcext:value-type="string">
            <text:p>to entertai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4" office:value-type="string" calcext:value-type="string">
            <text:p>relegate </text:p>
          </table:table-cell>
          <table:table-cell table:style-name="ce8" office:value-type="string" calcext:value-type="string">
            <text:p>to consign to an inferior posi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4" office:value-type="string" calcext:value-type="string">
            <text:p>remonstrate </text:p>
          </table:table-cell>
          <table:table-cell table:style-name="ce8" office:value-type="string" calcext:value-type="string">
            <text:p>to object or protes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4" office:value-type="string" calcext:value-type="string">
            <text:p>renege </text:p>
          </table:table-cell>
          <table:table-cell table:style-name="ce8" office:value-type="string" calcext:value-type="string">
            <text:p>to go back on one's wor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4" office:value-type="string" calcext:value-type="string">
            <text:p>reparation </text:p>
          </table:table-cell>
          <table:table-cell table:style-name="ce8" office:value-type="string" calcext:value-type="string">
            <text:p>amends, compensa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4" office:value-type="string" calcext:value-type="string">
            <text:p>repine </text:p>
          </table:table-cell>
          <table:table-cell table:style-name="ce8" office:value-type="string" calcext:value-type="string">
            <text:p>fret, complai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4" office:value-type="string" calcext:value-type="string">
            <text:p>reprise </text:p>
          </table:table-cell>
          <table:table-cell table:style-name="ce8" office:value-type="string" calcext:value-type="string">
            <text:p>repetition, especially of a piece of music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4" office:value-type="string" calcext:value-type="string">
            <text:p>reproach </text:p>
          </table:table-cell>
          <table:table-cell table:style-name="ce8" office:value-type="string" calcext:value-type="string">
            <text:p>to find fault with, blam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4" office:value-type="string" calcext:value-type="string">
            <text:p>reprobate </text:p>
          </table:table-cell>
          <table:table-cell table:style-name="ce8" office:value-type="string" calcext:value-type="string">
            <text:p>morally unprincipled pers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4" office:value-type="string" calcext:value-type="string">
            <text:p>repudiate </text:p>
          </table:table-cell>
          <table:table-cell table:style-name="ce8" office:value-type="string" calcext:value-type="string">
            <text:p>to reject as having no author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4" office:value-type="string" calcext:value-type="string">
            <text:p>rescind </text:p>
          </table:table-cell>
          <table:table-cell table:style-name="ce8" office:value-type="string" calcext:value-type="string">
            <text:p>to cance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4" office:value-type="string" calcext:value-type="string">
            <text:p>resolution </text:p>
          </table:table-cell>
          <table:table-cell table:style-name="ce8" office:value-type="string" calcext:value-type="string">
            <text:p>determination, resolv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4" office:value-type="string" calcext:value-type="string">
            <text:p>resolve </text:p>
          </table:table-cell>
          <table:table-cell table:style-name="ce8" office:value-type="string" calcext:value-type="string">
            <text:p>determination, firmness of purpos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4" office:value-type="string" calcext:value-type="string">
            <text:p>reticent </text:p>
          </table:table-cell>
          <table:table-cell table:style-name="ce8" office:value-type="string" calcext:value-type="string">
            <text:p>nor speaking freely, reserved, relucta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4" office:value-type="string" calcext:value-type="string">
            <text:p>reverent </text:p>
          </table:table-cell>
          <table:table-cell table:style-name="ce8" office:value-type="string" calcext:value-type="string">
            <text:p>expressing deep respect, worshipfu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4" office:value-type="string" calcext:value-type="string">
            <text:p>riposte </text:p>
          </table:table-cell>
          <table:table-cell table:style-name="ce8" office:value-type="string" calcext:value-type="string">
            <text:p>retaliatory action or retor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4" office:value-type="string" calcext:value-type="string">
            <text:p>rococo </text:p>
          </table:table-cell>
          <table:table-cell table:style-name="ce8" office:value-type="string" calcext:value-type="string">
            <text:p>excessively orna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4" office:value-type="string" calcext:value-type="string">
            <text:p>rubric </text:p>
          </table:table-cell>
          <table:table-cell table:style-name="ce8" office:value-type="string" calcext:value-type="string">
            <text:p>protocol, title or head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4" office:value-type="string" calcext:value-type="string">
            <text:p>rue </text:p>
          </table:table-cell>
          <table:table-cell table:style-name="ce8" office:value-type="string" calcext:value-type="string">
            <text:p>regre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4" office:value-type="string" calcext:value-type="string">
            <text:p>ruse </text:p>
          </table:table-cell>
          <table:table-cell table:style-name="ce8" office:value-type="string" calcext:value-type="string">
            <text:p>trick, crafty stratage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4" office:value-type="string" calcext:value-type="string">
            <text:p>sage </text:p>
          </table:table-cell>
          <table:table-cell table:style-name="ce8" office:value-type="string" calcext:value-type="string">
            <text:p>wi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4" office:value-type="string" calcext:value-type="string">
            <text:p>salacious </text:p>
          </table:table-cell>
          <table:table-cell table:style-name="ce8" office:value-type="string" calcext:value-type="string">
            <text:p>lascivious, lustfu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4" office:value-type="string" calcext:value-type="string">
            <text:p>salubrious </text:p>
          </table:table-cell>
          <table:table-cell table:style-name="ce8" office:value-type="string" calcext:value-type="string">
            <text:p>healthfu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4" office:value-type="string" calcext:value-type="string">
            <text:p>salutary </text:p>
          </table:table-cell>
          <table:table-cell table:style-name="ce8" office:value-type="string" calcext:value-type="string">
            <text:p>expecting an improvement, favorable to healt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4" office:value-type="string" calcext:value-type="string">
            <text:p>sanction </text:p>
          </table:table-cell>
          <table:table-cell table:style-name="ce8" office:value-type="string" calcext:value-type="string">
            <text:p>to approve, ratify, permi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4" office:value-type="string" calcext:value-type="string">
            <text:p>sardonic </text:p>
          </table:table-cell>
          <table:table-cell table:style-name="ce8" office:value-type="string" calcext:value-type="string">
            <text:p>cynical, scornfully mock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4" office:value-type="string" calcext:value-type="string">
            <text:p>sartorial </text:p>
          </table:table-cell>
          <table:table-cell table:style-name="ce8" office:value-type="string" calcext:value-type="string">
            <text:p>pertaining to tailor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4" office:value-type="string" calcext:value-type="string">
            <text:p>satiate </text:p>
          </table:table-cell>
          <table:table-cell table:style-name="ce8" office:value-type="string" calcext:value-type="string">
            <text:p>to satisf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4" office:value-type="string" calcext:value-type="string">
            <text:p>saturate </text:p>
          </table:table-cell>
          <table:table-cell table:style-name="ce8" office:value-type="string" calcext:value-type="string">
            <text:p>imbue throughout, soak thorough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4" office:value-type="string" calcext:value-type="string">
            <text:p>saturnine </text:p>
          </table:table-cell>
          <table:table-cell table:style-name="ce8" office:value-type="string" calcext:value-type="string">
            <text:p>gloom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4" office:value-type="string" calcext:value-type="string">
            <text:p>satyr </text:p>
          </table:table-cell>
          <table:table-cell table:style-name="ce8" office:value-type="string" calcext:value-type="string">
            <text:p>a creature that is half-man, half beast, with the horns and legs of a goa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4" office:value-type="string" calcext:value-type="string">
            <text:p>savor </text:p>
          </table:table-cell>
          <table:table-cell table:style-name="ce8" office:value-type="string" calcext:value-type="string">
            <text:p>to enjoy, have a distinctive flavor or sme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4" office:value-type="string" calcext:value-type="string">
            <text:p>schematic </text:p>
          </table:table-cell>
          <table:table-cell table:style-name="ce8" office:value-type="string" calcext:value-type="string">
            <text:p>relating to or in the form of an outline or diagra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4" office:value-type="string" calcext:value-type="string">
            <text:p>secrete </text:p>
          </table:table-cell>
          <table:table-cell table:style-name="ce8" office:value-type="string" calcext:value-type="string">
            <text:p>produce and release substance into organis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4" office:value-type="string" calcext:value-type="string">
            <text:p>sedition </text:p>
          </table:table-cell>
          <table:table-cell table:style-name="ce8" office:value-type="string" calcext:value-type="string">
            <text:p>behavior prompting rebell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4" office:value-type="string" calcext:value-type="string">
            <text:p>sedulous </text:p>
          </table:table-cell>
          <table:table-cell table:style-name="ce8" office:value-type="string" calcext:value-type="string">
            <text:p>diligent, assidu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4" office:value-type="string" calcext:value-type="string">
            <text:p>seismic </text:p>
          </table:table-cell>
          <table:table-cell table:style-name="ce8" office:value-type="string" calcext:value-type="string">
            <text:p>relating to earthquak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4" office:value-type="string" calcext:value-type="string">
            <text:p>sensual </text:p>
          </table:table-cell>
          <table:table-cell table:style-name="ce8" office:value-type="string" calcext:value-type="string">
            <text:p>relating to the senses, gratifying the physical (sexual) sens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4" office:value-type="string" calcext:value-type="string">
            <text:p>sensuous </text:p>
          </table:table-cell>
          <table:table-cell table:style-name="ce8" office:value-type="string" calcext:value-type="string">
            <text:p>relating to the sens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4" office:value-type="string" calcext:value-type="string">
            <text:p>sentient </text:p>
          </table:table-cell>
          <table:table-cell table:style-name="ce8" office:value-type="string" calcext:value-type="string">
            <text:p>aware, conscious, able to perceiv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4" office:value-type="string" calcext:value-type="string">
            <text:p>servile </text:p>
          </table:table-cell>
          <table:table-cell table:style-name="ce8" office:value-type="string" calcext:value-type="string">
            <text:p>submissive, obedie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4" office:value-type="string" calcext:value-type="string">
            <text:p>sextant </text:p>
          </table:table-cell>
          <table:table-cell table:style-name="ce8" office:value-type="string" calcext:value-type="string">
            <text:p>navigation tool that determines latitude and longitud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4" office:value-type="string" calcext:value-type="string">
            <text:p>shard </text:p>
          </table:table-cell>
          <table:table-cell table:style-name="ce8" office:value-type="string" calcext:value-type="string">
            <text:p>a piece of broken glass or potter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4" office:value-type="string" calcext:value-type="string">
            <text:p>sidereal </text:p>
          </table:table-cell>
          <table:table-cell table:style-name="ce8" office:value-type="string" calcext:value-type="string">
            <text:p>relating to the star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4" office:value-type="string" calcext:value-type="string">
            <text:p>simian </text:p>
          </table:table-cell>
          <table:table-cell table:style-name="ce8" office:value-type="string" calcext:value-type="string">
            <text:p>apelike, relating to ap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4" office:value-type="string" calcext:value-type="string">
            <text:p>simile </text:p>
          </table:table-cell>
          <table:table-cell table:style-name="ce8" office:value-type="string" calcext:value-type="string">
            <text:p>comparison of one thing with another using "like" or "as"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4" office:value-type="string" calcext:value-type="string">
            <text:p>sinecure </text:p>
          </table:table-cell>
          <table:table-cell table:style-name="ce8" office:value-type="string" calcext:value-type="string">
            <text:p>well-paying job that requires little or no wor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4" office:value-type="string" calcext:value-type="string">
            <text:p>singular </text:p>
          </table:table-cell>
          <table:table-cell table:style-name="ce8" office:value-type="string" calcext:value-type="string">
            <text:p>unique, extraordinary, od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4" office:value-type="string" calcext:value-type="string">
            <text:p>sinuous </text:p>
          </table:table-cell>
          <table:table-cell table:style-name="ce8" office:value-type="string" calcext:value-type="string">
            <text:p>intricate, complex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4" office:value-type="string" calcext:value-type="string">
            <text:p>skeptic </text:p>
          </table:table-cell>
          <table:table-cell table:style-name="ce8" office:value-type="string" calcext:value-type="string">
            <text:p>one who doubt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4" office:value-type="string" calcext:value-type="string">
            <text:p>sobriety </text:p>
          </table:table-cell>
          <table:table-cell table:style-name="ce8" office:value-type="string" calcext:value-type="string">
            <text:p>seriousn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4" office:value-type="string" calcext:value-type="string">
            <text:p>sodden </text:p>
          </table:table-cell>
          <table:table-cell table:style-name="ce8" office:value-type="string" calcext:value-type="string">
            <text:p>thoroughly soaked, saturat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4" office:value-type="string" calcext:value-type="string">
            <text:p>solicitous </text:p>
          </table:table-cell>
          <table:table-cell table:style-name="ce8" office:value-type="string" calcext:value-type="string">
            <text:p>concerned, attentive, eage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4" office:value-type="string" calcext:value-type="string">
            <text:p>soliloquy </text:p>
          </table:table-cell>
          <table:table-cell table:style-name="ce8" office:value-type="string" calcext:value-type="string">
            <text:p>literary or dramatic speech by one character, not addressed to other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4" office:value-type="string" calcext:value-type="string">
            <text:p>solvent </text:p>
          </table:table-cell>
          <table:table-cell table:style-name="ce8" office:value-type="string" calcext:value-type="string">
            <text:p>able to meet financial obligation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4" office:value-type="string" calcext:value-type="string">
            <text:p>somatic </text:p>
          </table:table-cell>
          <table:table-cell table:style-name="ce8" office:value-type="string" calcext:value-type="string">
            <text:p>relating to or affecting the body, corpore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4" office:value-type="string" calcext:value-type="string">
            <text:p>soporific </text:p>
          </table:table-cell>
          <table:table-cell table:style-name="ce8" office:value-type="string" calcext:value-type="string">
            <text:p>sleep produc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4" office:value-type="string" calcext:value-type="string">
            <text:p>sordid </text:p>
          </table:table-cell>
          <table:table-cell table:style-name="ce8" office:value-type="string" calcext:value-type="string">
            <text:p>filthy, contemptible and corrup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4" office:value-type="string" calcext:value-type="string">
            <text:p>specious </text:p>
          </table:table-cell>
          <table:table-cell table:style-name="ce8" office:value-type="string" calcext:value-type="string">
            <text:p>seeming to be logical and sound, but not really s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4" office:value-type="string" calcext:value-type="string">
            <text:p>spectrum </text:p>
          </table:table-cell>
          <table:table-cell table:style-name="ce8" office:value-type="string" calcext:value-type="string">
            <text:p>band of color, broad range of related ideas or object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4" office:value-type="string" calcext:value-type="string">
            <text:p>spendthrift </text:p>
          </table:table-cell>
          <table:table-cell table:style-name="ce8" office:value-type="string" calcext:value-type="string">
            <text:p>person who spends money reckless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4" office:value-type="string" calcext:value-type="string">
            <text:p>sporadic </text:p>
          </table:table-cell>
          <table:table-cell table:style-name="ce8" office:value-type="string" calcext:value-type="string">
            <text:p>irregular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4" office:value-type="string" calcext:value-type="string">
            <text:p>squalor </text:p>
          </table:table-cell>
          <table:table-cell table:style-name="ce8" office:value-type="string" calcext:value-type="string">
            <text:p>filthy, wretched condi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4" office:value-type="string" calcext:value-type="string">
            <text:p>staccato </text:p>
          </table:table-cell>
          <table:table-cell table:style-name="ce8" office:value-type="string" calcext:value-type="string">
            <text:p>marked by abrupt, clear-cut sound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4" office:value-type="string" calcext:value-type="string">
            <text:p>stanch </text:p>
          </table:table-cell>
          <table:table-cell table:style-name="ce8" office:value-type="string" calcext:value-type="string">
            <text:p>to stop or check the flow of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4" office:value-type="string" calcext:value-type="string">
            <text:p>stentorian </text:p>
          </table:table-cell>
          <table:table-cell table:style-name="ce8" office:value-type="string" calcext:value-type="string">
            <text:p>extremely lou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4" office:value-type="string" calcext:value-type="string">
            <text:p>stigma </text:p>
          </table:table-cell>
          <table:table-cell table:style-name="ce8" office:value-type="string" calcext:value-type="string">
            <text:p>mark of disgrace or inferior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4" office:value-type="string" calcext:value-type="string">
            <text:p>stint </text:p>
          </table:table-cell>
          <table:table-cell table:style-name="ce8" office:value-type="string" calcext:value-type="string">
            <text:p>to be spar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4" office:value-type="string" calcext:value-type="string">
            <text:p>stipulate </text:p>
          </table:table-cell>
          <table:table-cell table:style-name="ce8" office:value-type="string" calcext:value-type="string">
            <text:p>to specify as an essential condi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4" office:value-type="string" calcext:value-type="string">
            <text:p>stolid </text:p>
          </table:table-cell>
          <table:table-cell table:style-name="ce8" office:value-type="string" calcext:value-type="string">
            <text:p>having or showing little emo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4" office:value-type="string" calcext:value-type="string">
            <text:p>stratified </text:p>
          </table:table-cell>
          <table:table-cell table:style-name="ce8" office:value-type="string" calcext:value-type="string">
            <text:p>arranged in layer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4" office:value-type="string" calcext:value-type="string">
            <text:p>striated </text:p>
          </table:table-cell>
          <table:table-cell table:style-name="ce8" office:value-type="string" calcext:value-type="string">
            <text:p>marked with thin, narrow grooves or channel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4" office:value-type="string" calcext:value-type="string">
            <text:p>stricture </text:p>
          </table:table-cell>
          <table:table-cell table:style-name="ce8" office:value-type="string" calcext:value-type="string">
            <text:p>something that restrains, negative criticism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4" office:value-type="string" calcext:value-type="string">
            <text:p>strident </text:p>
          </table:table-cell>
          <table:table-cell table:style-name="ce8" office:value-type="string" calcext:value-type="string">
            <text:p>loud, harsh, unpleasantly nois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4" office:value-type="string" calcext:value-type="string">
            <text:p>strut </text:p>
          </table:table-cell>
          <table:table-cell table:style-name="ce8" office:value-type="string" calcext:value-type="string">
            <text:p>to swagger, display to impress other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4" office:value-type="string" calcext:value-type="string">
            <text:p>stultify </text:p>
          </table:table-cell>
          <table:table-cell table:style-name="ce8" office:value-type="string" calcext:value-type="string">
            <text:p>to impair or reduce to uselessn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4" office:value-type="string" calcext:value-type="string">
            <text:p>stupefy </text:p>
          </table:table-cell>
          <table:table-cell table:style-name="ce8" office:value-type="string" calcext:value-type="string">
            <text:p>to dull the senses of, stun, astonish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4" office:value-type="string" calcext:value-type="string">
            <text:p>stygian </text:p>
          </table:table-cell>
          <table:table-cell table:style-name="ce8" office:value-type="string" calcext:value-type="string">
            <text:p>dark and gloomy, hellis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4" office:value-type="string" calcext:value-type="string">
            <text:p>subpoena </text:p>
          </table:table-cell>
          <table:table-cell table:style-name="ce8" office:value-type="string" calcext:value-type="string">
            <text:p>notice ordering someone to appear in cour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4" office:value-type="string" calcext:value-type="string">
            <text:p>subside </text:p>
          </table:table-cell>
          <table:table-cell table:style-name="ce8" office:value-type="string" calcext:value-type="string">
            <text:p>to settle down, grow quie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4" office:value-type="string" calcext:value-type="string">
            <text:p>substantiate </text:p>
          </table:table-cell>
          <table:table-cell table:style-name="ce8" office:value-type="string" calcext:value-type="string">
            <text:p>to support with proof or evide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4" office:value-type="string" calcext:value-type="string">
            <text:p>substantive </text:p>
          </table:table-cell>
          <table:table-cell table:style-name="ce8" office:value-type="string" calcext:value-type="string">
            <text:p>essenti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4" office:value-type="string" calcext:value-type="string">
            <text:p>subsume </text:p>
          </table:table-cell>
          <table:table-cell table:style-name="ce8" office:value-type="string" calcext:value-type="string">
            <text:p>to include, incorpor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visibility="filter"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subversive </text:p>
          </table:table-cell>
          <table:table-cell table:style-name="ce8" office:value-type="string" calcext:value-type="string">
            <text:p>intended to undermine or underthrown, especially an established governm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4" office:value-type="string" calcext:value-type="string">
            <text:p>succor </text:p>
          </table:table-cell>
          <table:table-cell table:style-name="ce8" office:value-type="string" calcext:value-type="string">
            <text:p>relief, help in time of distress or wan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4" office:value-type="string" calcext:value-type="string">
            <text:p>suffrage </text:p>
          </table:table-cell>
          <table:table-cell table:style-name="ce8" office:value-type="string" calcext:value-type="string">
            <text:p>the right to vo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4" office:value-type="string" calcext:value-type="string">
            <text:p>sundry </text:p>
          </table:table-cell>
          <table:table-cell table:style-name="ce8" office:value-type="string" calcext:value-type="string">
            <text:p>variou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4" office:value-type="string" calcext:value-type="string">
            <text:p>supersede </text:p>
          </table:table-cell>
          <table:table-cell table:style-name="ce8" office:value-type="string" calcext:value-type="string">
            <text:p>to replace, especially to displace as inferior or antiquat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4" office:value-type="string" calcext:value-type="string">
            <text:p>supine </text:p>
          </table:table-cell>
          <table:table-cell table:style-name="ce8" office:value-type="string" calcext:value-type="string">
            <text:p>lying in the back, marked by letharg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4" office:value-type="string" calcext:value-type="string">
            <text:p>supplant </text:p>
          </table:table-cell>
          <table:table-cell table:style-name="ce8" office:value-type="string" calcext:value-type="string">
            <text:p>to replace, substitut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4" office:value-type="string" calcext:value-type="string">
            <text:p>suppliant </text:p>
          </table:table-cell>
          <table:table-cell table:style-name="ce8" office:value-type="string" calcext:value-type="string">
            <text:p>beseech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4" office:value-type="string" calcext:value-type="string">
            <text:p>supplicant </text:p>
          </table:table-cell>
          <table:table-cell table:style-name="ce8" office:value-type="string" calcext:value-type="string">
            <text:p>one who asks humbly and earnest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4" office:value-type="string" calcext:value-type="string">
            <text:p>supposition </text:p>
          </table:table-cell>
          <table:table-cell table:style-name="ce8" office:value-type="string" calcext:value-type="string">
            <text:p>the act of assuming to be true or rea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4" office:value-type="string" calcext:value-type="string">
            <text:p>syllogism </text:p>
          </table:table-cell>
          <table:table-cell table:style-name="ce8" office:value-type="string" calcext:value-type="string">
            <text:p>a form of deductive reasoning with a major premise, a minor premise, and a conclus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4" office:value-type="string" calcext:value-type="string">
            <text:p>sylvan </text:p>
          </table:table-cell>
          <table:table-cell table:style-name="ce8" office:value-type="string" calcext:value-type="string">
            <text:p>related to the woods or fores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4" office:value-type="string" calcext:value-type="string">
            <text:p>tacit </text:p>
          </table:table-cell>
          <table:table-cell table:style-name="ce8" office:value-type="string" calcext:value-type="string">
            <text:p>silently understood, impli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4" office:value-type="string" calcext:value-type="string">
            <text:p>talisman </text:p>
          </table:table-cell>
          <table:table-cell table:style-name="ce8" office:value-type="string" calcext:value-type="string">
            <text:p>charm to bring good luck and avert misfortun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4" office:value-type="string" calcext:value-type="string">
            <text:p>tangential </text:p>
          </table:table-cell>
          <table:table-cell table:style-name="ce8" office:value-type="string" calcext:value-type="string">
            <text:p>peripheral, irrelevant, digress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4" office:value-type="string" calcext:value-type="string">
            <text:p>tautology </text:p>
          </table:table-cell>
          <table:table-cell table:style-name="ce8" office:value-type="string" calcext:value-type="string">
            <text:p>unnecessary repetitio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4" office:value-type="string" calcext:value-type="string">
            <text:p>taxonomy </text:p>
          </table:table-cell>
          <table:table-cell table:style-name="ce8" office:value-type="string" calcext:value-type="string">
            <text:p>science of classificat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4" office:value-type="string" calcext:value-type="string">
            <text:p>tenet </text:p>
          </table:table-cell>
          <table:table-cell table:style-name="ce8" office:value-type="string" calcext:value-type="string">
            <text:p>belief, doctrin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4" office:value-type="string" calcext:value-type="string">
            <text:p>tenuous </text:p>
          </table:table-cell>
          <table:table-cell table:style-name="ce8" office:value-type="string" calcext:value-type="string">
            <text:p>weak, insubstantia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4" office:value-type="string" calcext:value-type="string">
            <text:p>terrestrial </text:p>
          </table:table-cell>
          <table:table-cell table:style-name="ce8" office:value-type="string" calcext:value-type="string">
            <text:p>earthly, commonpla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4" office:value-type="string" calcext:value-type="string">
            <text:p>theocracy </text:p>
          </table:table-cell>
          <table:table-cell table:style-name="ce8" office:value-type="string" calcext:value-type="string">
            <text:p>government by priests representing a go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4" office:value-type="string" calcext:value-type="string">
            <text:p>thespian </text:p>
          </table:table-cell>
          <table:table-cell table:style-name="ce8" office:value-type="string" calcext:value-type="string">
            <text:p>an actor or actr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4" office:value-type="string" calcext:value-type="string">
            <text:p>timbre </text:p>
          </table:table-cell>
          <table:table-cell table:style-name="ce8" office:value-type="string" calcext:value-type="string">
            <text:p>voice tone col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4" office:value-type="string" calcext:value-type="string">
            <text:p>tirade </text:p>
          </table:table-cell>
          <table:table-cell table:style-name="ce8" office:value-type="string" calcext:value-type="string">
            <text:p>long, violent speech, verbal assaul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4" office:value-type="string" calcext:value-type="string">
            <text:p>toady </text:p>
          </table:table-cell>
          <table:table-cell table:style-name="ce8" office:value-type="string" calcext:value-type="string">
            <text:p>flatterer, yes-ma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4" office:value-type="string" calcext:value-type="string">
            <text:p>tome </text:p>
          </table:table-cell>
          <table:table-cell table:style-name="ce8" office:value-type="string" calcext:value-type="string">
            <text:p>book, usually large and academic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4" office:value-type="string" calcext:value-type="string">
            <text:p>torpor </text:p>
          </table:table-cell>
          <table:table-cell table:style-name="ce8" office:value-type="string" calcext:value-type="string">
            <text:p>lethargy, dormancy, sluggishnes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4" office:value-type="string" calcext:value-type="string">
            <text:p>torque </text:p>
          </table:table-cell>
          <table:table-cell table:style-name="ce8" office:value-type="string" calcext:value-type="string">
            <text:p>a turning or twisting for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4" office:value-type="string" calcext:value-type="string">
            <text:p>tortuous </text:p>
          </table:table-cell>
          <table:table-cell table:style-name="ce8" office:value-type="string" calcext:value-type="string">
            <text:p>having many twists and turns, highly complex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4" office:value-type="string" calcext:value-type="string">
            <text:p>tout </text:p>
          </table:table-cell>
          <table:table-cell table:style-name="ce8" office:value-type="string" calcext:value-type="string">
            <text:p>to promote or praise energetical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4" office:value-type="string" calcext:value-type="string">
            <text:p>tractable </text:p>
          </table:table-cell>
          <table:table-cell table:style-name="ce8" office:value-type="string" calcext:value-type="string">
            <text:p>obedient, yield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4" office:value-type="string" calcext:value-type="string">
            <text:p>transgression </text:p>
          </table:table-cell>
          <table:table-cell table:style-name="ce8" office:value-type="string" calcext:value-type="string">
            <text:p>act of trespassing or violating a law or ru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4" office:value-type="string" calcext:value-type="string">
            <text:p>transient </text:p>
          </table:table-cell>
          <table:table-cell table:style-name="ce8" office:value-type="string" calcext:value-type="string">
            <text:p>temporary, fleet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4" office:value-type="string" calcext:value-type="string">
            <text:p>translucent </text:p>
          </table:table-cell>
          <table:table-cell table:style-name="ce8" office:value-type="string" calcext:value-type="string">
            <text:p>partially transparen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4" office:value-type="string" calcext:value-type="string">
            <text:p>travail </text:p>
          </table:table-cell>
          <table:table-cell table:style-name="ce8" office:value-type="string" calcext:value-type="string">
            <text:p>work, especially arduous work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4" office:value-type="string" calcext:value-type="string">
            <text:p>travesty </text:p>
          </table:table-cell>
          <table:table-cell table:style-name="ce8" office:value-type="string" calcext:value-type="string">
            <text:p>parody, exaggerated imitation, caricatur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4" office:value-type="string" calcext:value-type="string">
            <text:p>treatise </text:p>
          </table:table-cell>
          <table:table-cell table:style-name="ce8" office:value-type="string" calcext:value-type="string">
            <text:p>article treating a subject systematically and thoroughl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4" office:value-type="string" calcext:value-type="string">
            <text:p>tremulous </text:p>
          </table:table-cell>
          <table:table-cell table:style-name="ce8" office:value-type="string" calcext:value-type="string">
            <text:p>trembling, frugal, timi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4" office:value-type="string" calcext:value-type="string">
            <text:p>trepidation </text:p>
          </table:table-cell>
          <table:table-cell table:style-name="ce8" office:value-type="string" calcext:value-type="string">
            <text:p>fear and anxiet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4" office:value-type="string" calcext:value-type="string">
            <text:p>truculence </text:p>
          </table:table-cell>
          <table:table-cell table:style-name="ce8" office:value-type="string" calcext:value-type="string">
            <text:p>aggressiveness, ferocit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4" office:value-type="string" calcext:value-type="string">
            <text:p>tryst </text:p>
          </table:table-cell>
          <table:table-cell table:style-name="ce8" office:value-type="string" calcext:value-type="string">
            <text:p>agreement between lovest to meet, rendez-vou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4" office:value-type="string" calcext:value-type="string">
            <text:p>tumid </text:p>
          </table:table-cell>
          <table:table-cell table:style-name="ce8" office:value-type="string" calcext:value-type="string">
            <text:p>swollen, distended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4" office:value-type="string" calcext:value-type="string">
            <text:p>turbid </text:p>
          </table:table-cell>
          <table:table-cell table:style-name="ce8" office:value-type="string" calcext:value-type="string">
            <text:p>muddy, opaque, in a state of great confusion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4" office:value-type="string" calcext:value-type="string">
            <text:p>turgid </text:p>
          </table:table-cell>
          <table:table-cell table:style-name="ce8" office:value-type="string" calcext:value-type="string">
            <text:p>swollen, pompou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4" office:value-type="string" calcext:value-type="string">
            <text:p>tutelary </text:p>
          </table:table-cell>
          <table:table-cell table:style-name="ce8" office:value-type="string" calcext:value-type="string">
            <text:p>serving as a guardian or protector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4" office:value-type="string" calcext:value-type="string">
            <text:p>uncanny </text:p>
          </table:table-cell>
          <table:table-cell table:style-name="ce8" office:value-type="string" calcext:value-type="string">
            <text:p>mysterious, strang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4" office:value-type="string" calcext:value-type="string">
            <text:p>undulating </text:p>
          </table:table-cell>
          <table:table-cell table:style-name="ce8" office:value-type="string" calcext:value-type="string">
            <text:p>moving in wav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4" office:value-type="string" calcext:value-type="string">
            <text:p>unfeigned </text:p>
          </table:table-cell>
          <table:table-cell table:style-name="ce8" office:value-type="string" calcext:value-type="string">
            <text:p>not false, genuin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untenable </text:p>
          </table:table-cell>
          <table:table-cell table:style-name="ce8" office:value-type="string" calcext:value-type="string">
            <text:p>indefensib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4" office:value-type="string" calcext:value-type="string">
            <text:p>untoward </text:p>
          </table:table-cell>
          <table:table-cell table:style-name="ce8" office:value-type="string" calcext:value-type="string">
            <text:p>not favorable, troublesome, unru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usury </text:p>
          </table:table-cell>
          <table:table-cell table:style-name="ce8" office:value-type="string" calcext:value-type="string">
            <text:p>a practice of lending money at exorbitant rate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4" office:value-type="string" calcext:value-type="string">
            <text:p>vacillate </text:p>
          </table:table-cell>
          <table:table-cell table:style-name="ce8" office:value-type="string" calcext:value-type="string">
            <text:p>to waver, oscill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4" office:value-type="string" calcext:value-type="string">
            <text:p>vacuous </text:p>
          </table:table-cell>
          <table:table-cell table:style-name="ce8" office:value-type="string" calcext:value-type="string">
            <text:p>empty, void, lacking intellige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4" office:value-type="string" calcext:value-type="string">
            <text:p>valedictory </text:p>
          </table:table-cell>
          <table:table-cell table:style-name="ce8" office:value-type="string" calcext:value-type="string">
            <text:p>pertaining to a farewel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4" office:value-type="string" calcext:value-type="string">
            <text:p>vapid </text:p>
          </table:table-cell>
          <table:table-cell table:style-name="ce8" office:value-type="string" calcext:value-type="string">
            <text:p>tasteless, dull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table:style-name="ce4" office:value-type="string" calcext:value-type="string">
            <text:p>variegated </text:p>
          </table:table-cell>
          <table:table-cell table:style-name="ce8" office:value-type="string" calcext:value-type="string">
            <text:p>varied, marked with different color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4" office:value-type="string" calcext:value-type="string">
            <text:p>vaunt </text:p>
          </table:table-cell>
          <table:table-cell table:style-name="ce8" office:value-type="string" calcext:value-type="string">
            <text:p>to boast, dra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4" office:value-type="string" calcext:value-type="string">
            <text:p>venal </text:p>
          </table:table-cell>
          <table:table-cell table:style-name="ce8" office:value-type="string" calcext:value-type="string">
            <text:p>mercenary, corruptib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4" office:value-type="string" calcext:value-type="string">
            <text:p>vendetta </text:p>
          </table:table-cell>
          <table:table-cell table:style-name="ce8" office:value-type="string" calcext:value-type="string">
            <text:p>prolonged feud marked by bitter hostilit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4" office:value-type="string" calcext:value-type="string">
            <text:p>venerate </text:p>
          </table:table-cell>
          <table:table-cell table:style-name="ce8" office:value-type="string" calcext:value-type="string">
            <text:p>to adore, honor, respec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4" office:value-type="string" calcext:value-type="string">
            <text:p>veracious </text:p>
          </table:table-cell>
          <table:table-cell table:style-name="ce8" office:value-type="string" calcext:value-type="string">
            <text:p>truthful, accurat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4" office:value-type="string" calcext:value-type="string">
            <text:p>verbose </text:p>
          </table:table-cell>
          <table:table-cell table:style-name="ce8" office:value-type="string" calcext:value-type="string">
            <text:p>wordy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4" office:value-type="string" calcext:value-type="string">
            <text:p>vertigo </text:p>
          </table:table-cell>
          <table:table-cell table:style-name="ce8" office:value-type="string" calcext:value-type="string">
            <text:p>dizzines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4" office:value-type="string" calcext:value-type="string">
            <text:p>vexation </text:p>
          </table:table-cell>
          <table:table-cell table:style-name="ce8" office:value-type="string" calcext:value-type="string">
            <text:p>irritation, annoyanc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4" office:value-type="string" calcext:value-type="string">
            <text:p>viable </text:p>
          </table:table-cell>
          <table:table-cell table:style-name="ce8" office:value-type="string" calcext:value-type="string">
            <text:p>practicable, capable of developing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4" office:value-type="string" calcext:value-type="string">
            <text:p>vindictive </text:p>
          </table:table-cell>
          <table:table-cell table:style-name="ce8" office:value-type="string" calcext:value-type="string">
            <text:p>vengeful, unforgiving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4" office:value-type="string" calcext:value-type="string">
            <text:p>virtuoso </text:p>
          </table:table-cell>
          <table:table-cell table:style-name="ce8" office:value-type="string" calcext:value-type="string">
            <text:p>someone with master skills, expert musician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4" office:value-type="string" calcext:value-type="string">
            <text:p>visage </text:p>
          </table:table-cell>
          <table:table-cell table:style-name="ce8" office:value-type="string" calcext:value-type="string">
            <text:p>appearance, aspect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4" office:value-type="string" calcext:value-type="string">
            <text:p>viscous </text:p>
          </table:table-cell>
          <table:table-cell table:style-name="ce8" office:value-type="string" calcext:value-type="string">
            <text:p>thick, syrup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4" office:value-type="string" calcext:value-type="string">
            <text:p>vitiate </text:p>
          </table:table-cell>
          <table:table-cell table:style-name="ce8" office:value-type="string" calcext:value-type="string">
            <text:p>to impair the quality of, corrupt morally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4" office:value-type="string" calcext:value-type="string">
            <text:p>vituperative </text:p>
          </table:table-cell>
          <table:table-cell table:style-name="ce8" office:value-type="string" calcext:value-type="string">
            <text:p>using or containing harsh, abusive censu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4" office:value-type="string" calcext:value-type="string">
            <text:p>vivisection </text:p>
          </table:table-cell>
          <table:table-cell table:style-name="ce8" office:value-type="string" calcext:value-type="string">
            <text:p>dissection, surgery, or painful experiments performed on a living animal for the purpose of scientific research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4" office:value-type="string" calcext:value-type="string">
            <text:p>vogue </text:p>
          </table:table-cell>
          <table:table-cell table:style-name="ce8" office:value-type="string" calcext:value-type="string">
            <text:p>prevailing fashion or practi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4" office:value-type="string" calcext:value-type="string">
            <text:p>volatile </text:p>
          </table:table-cell>
          <table:table-cell table:style-name="ce8" office:value-type="string" calcext:value-type="string">
            <text:p>tending to vary frequently, fickl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4" office:value-type="string" calcext:value-type="string">
            <text:p>vortex </text:p>
          </table:table-cell>
          <table:table-cell table:style-name="ce8" office:value-type="string" calcext:value-type="string">
            <text:p>whirlpool, center of turbulenc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4" office:value-type="string" calcext:value-type="string">
            <text:p>warranted </text:p>
          </table:table-cell>
          <table:table-cell table:style-name="ce8" office:value-type="string" calcext:value-type="string">
            <text:p>justified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4" office:value-type="string" calcext:value-type="string">
            <text:p>wary </text:p>
          </table:table-cell>
          <table:table-cell table:style-name="ce8" office:value-type="string" calcext:value-type="string">
            <text:p>careful, cautious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4" office:value-type="string" calcext:value-type="string">
            <text:p>welter </text:p>
          </table:table-cell>
          <table:table-cell table:style-name="ce8" office:value-type="string" calcext:value-type="string">
            <text:p>wallow or roll, toss about, be in turmoi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4" office:value-type="string" calcext:value-type="string">
            <text:p>whimsical </text:p>
          </table:table-cell>
          <table:table-cell table:style-name="ce8" office:value-type="string" calcext:value-type="string">
            <text:p>fanciful, unpredictable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4" office:value-type="string" calcext:value-type="string">
            <text:p>wistful </text:p>
          </table:table-cell>
          <table:table-cell table:style-name="ce8" office:value-type="string" calcext:value-type="string">
            <text:p>vaguely longing, sadly thoughtful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4" office:value-type="string" calcext:value-type="string">
            <text:p>zealot </text:p>
          </table:table-cell>
          <table:table-cell table:style-name="ce8" office:value-type="string" calcext:value-type="string">
            <text:p>one who is fanatically devoted to a caus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8" table:number-rows-repeated="10477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801" table:display-filter-buttons="true">
          <table:filter>
            <table:filter-and>
              <table:filter-condition table:field-number="3" table:value="1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01:22:54.627049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3:04:17.030874726</meta:creation-date>
    <dc:date>2019-09-23T00:52:40.713786395</dc:date>
    <meta:editing-duration>PT21H47M4S</meta:editing-duration>
    <meta:editing-cycles>10</meta:editing-cycles>
    <meta:generator>LibreOffice/5.1.6.2$Linux_X86_64 LibreOffice_project/10m0$Build-2</meta:generator>
    <meta:document-statistic meta:table-count="1" meta:cell-count="3204" meta:object-count="0"/>
  </office:meta>
</office:document-meta>
</file>